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tatistic_result_ppg_val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rv_madnn</text:p>
          </table:table-cell>
          <table:table-cell office:value-type="float" office:value="0.538734376430512" calcext:value-type="float">
            <text:p>0.538734376430512</text:p>
          </table:table-cell>
          <table:table-cell office:value-type="float" office:value="0.563997447490692" calcext:value-type="float">
            <text:p>0.563997447490692</text:p>
          </table:table-cell>
          <table:table-cell office:value-type="string" calcext:value-type="string">
            <text:p>task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8" calcext:value-type="float">
            <text:p>0.018</text:p>
          </table:table-cell>
          <table:table-cell office:value-type="float" office:value="0.89" calcext:value-type="float">
            <text:p>0.89</text:p>
          </table:table-cell>
          <table:table-cell table:number-columns-repeated="2" office:value-type="float" office:value="0.363" calcext:value-type="float">
            <text:p>0.363</text:p>
          </table:table-cell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1624208688736" calcext:value-type="float">
            <text:p>0.051624208688736</text:p>
          </table:table-cell>
          <table:table-cell office:value-type="float" office:value="0.0195262413471937" calcext:value-type="float">
            <text:p>0.019526241347194</text:p>
          </table:table-cell>
          <table:table-cell office:value-type="string" calcext:value-type="string">
            <text:p>task</text:p>
          </table:table-cell>
          <table:table-cell office:value-type="float" office:value="1.287" calcext:value-type="float">
            <text:p>1.28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287" calcext:value-type="float">
            <text:p>1.287</text:p>
          </table:table-cell>
          <table:table-cell office:value-type="float" office:value="9.827" calcext:value-type="float">
            <text:p>9.827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44093155860901" calcext:value-type="float">
            <text:p>0.144093155860901</text:p>
          </table:table-cell>
          <table:table-cell office:value-type="float" office:value="0.154499754309654" calcext:value-type="float">
            <text:p>0.154499754309654</text:p>
          </table:table-cell>
          <table:table-cell office:value-type="string" calcext:value-type="string">
            <text:p>task</text:p>
          </table:table-cell>
          <table:table-cell office:value-type="float" office:value="0.451" calcext:value-type="float">
            <text:p>0.4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51" calcext:value-type="float">
            <text:p>0.451</text:p>
          </table:table-cell>
          <table:table-cell office:value-type="float" office:value="6.343" calcext:value-type="float">
            <text:p>6.34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53878599405289" calcext:value-type="float">
            <text:p>0.153878599405289</text:p>
          </table:table-cell>
          <table:table-cell office:value-type="string" calcext:value-type="string">
            <text:p>task</text:p>
          </table:table-cell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24" calcext:value-type="float">
            <text:p>0.324</text:p>
          </table:table-cell>
          <table:table-cell office:value-type="float" office:value="2.995" calcext:value-type="float">
            <text:p>2.99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11854345757456" calcext:value-type="float">
            <text:p>1.1854345757456E-05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978887779638171" calcext:value-type="float">
            <text:p>0.000978887779638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816" calcext:value-type="float">
            <text:p>0.8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140914369239908" calcext:value-type="float">
            <text:p>1.40914369239908E-06</text:p>
          </table:table-cell>
          <table:table-cell office:value-type="string" calcext:value-type="string">
            <text:p>task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" calcext:value-type="float">
            <text:p>0.079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389" calcext:value-type="float">
            <text:p>0.389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129435993731022" calcext:value-type="float">
            <text:p>0.012943599373102</text:p>
          </table:table-cell>
          <table:table-cell office:value-type="string" calcext:value-type="string">
            <text:p>task</text:p>
          </table:table-cell>
          <table:table-cell office:value-type="float" office:value="0.544" calcext:value-type="float">
            <text:p>0.5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44" calcext:value-type="float">
            <text:p>0.544</text:p>
          </table:table-cell>
          <table:table-cell office:value-type="float" office:value="3.414" calcext:value-type="float">
            <text:p>3.414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110000277345534" calcext:value-type="float">
            <text:p>0.000110000277346</text:p>
          </table:table-cell>
          <table:table-cell office:value-type="string" calcext:value-type="string">
            <text:p>task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16" calcext:value-type="float">
            <text:p>0.216</text:p>
          </table:table-cell>
          <table:table-cell office:value-type="float" office:value="1.017" calcext:value-type="float">
            <text:p>1.017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0605381283094175" calcext:value-type="float">
            <text:p>6.05381283094175E-05</text:p>
          </table:table-cell>
          <table:table-cell office:value-type="string" calcext:value-type="string">
            <text:p>task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23" calcext:value-type="float">
            <text:p>0.223</text:p>
          </table:table-cell>
          <table:table-cell office:value-type="float" office:value="1.077" calcext:value-type="float">
            <text:p>1.077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328094631433487" calcext:value-type="float">
            <text:p>0.328094631433487</text:p>
          </table:table-cell>
          <table:table-cell office:value-type="float" office:value="0.269699841737747" calcext:value-type="float">
            <text:p>0.269699841737747</text:p>
          </table:table-cell>
          <table:table-cell office:value-type="string" calcext:value-type="string">
            <text:p>task</text:p>
          </table:table-cell>
          <table:table-cell office:value-type="float" office:value="1.158" calcext:value-type="float">
            <text:p>1.15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158" calcext:value-type="float">
            <text:p>1.158</text:p>
          </table:table-cell>
          <table:table-cell office:value-type="float" office:value="9.63" calcext:value-type="float">
            <text:p>9.63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.426" calcext:value-type="float">
            <text:p>0.4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56258121132851" calcext:value-type="float">
            <text:p>0.156258121132851</text:p>
          </table:table-cell>
          <table:table-cell office:value-type="float" office:value="0.150894492864609" calcext:value-type="float">
            <text:p>0.150894492864609</text:p>
          </table:table-cell>
          <table:table-cell office:value-type="string" calcext:value-type="string">
            <text:p>task</text:p>
          </table:table-cell>
          <table:table-cell office:value-type="float" office:value="1.093" calcext:value-type="float">
            <text:p>1.09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093" calcext:value-type="float">
            <text:p>1.093</text:p>
          </table:table-cell>
          <table:table-cell office:value-type="float" office:value="10.048" calcext:value-type="float">
            <text:p>10.048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455929160118103" calcext:value-type="float">
            <text:p>0.455929160118103</text:p>
          </table:table-cell>
          <table:table-cell office:value-type="float" office:value="0.637264490127564" calcext:value-type="float">
            <text:p>0.637264490127564</text:p>
          </table:table-cell>
          <table:table-cell office:value-type="string" calcext:value-type="string">
            <text:p>task</text:p>
          </table:table-cell>
          <table:table-cell office:value-type="float" office:value="0.609" calcext:value-type="float">
            <text:p>0.6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09" calcext:value-type="float">
            <text:p>0.609</text:p>
          </table:table-cell>
          <table:table-cell office:value-type="float" office:value="6.032" calcext:value-type="float">
            <text:p>6.032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317" calcext:value-type="float">
            <text:p>0.3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386389307677746" calcext:value-type="float">
            <text:p>0.038638930767775</text:p>
          </table:table-cell>
          <table:table-cell office:value-type="float" office:value="0.144754260778427" calcext:value-type="float">
            <text:p>0.144754260778427</text:p>
          </table:table-cell>
          <table:table-cell office:value-type="string" calcext:value-type="string">
            <text:p>task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31" calcext:value-type="float">
            <text:p>0.831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848888605833054" calcext:value-type="float">
            <text:p>0.084888860583305</text:p>
          </table:table-cell>
          <table:table-cell office:value-type="float" office:value="0.0362483188509941" calcext:value-type="float">
            <text:p>0.036248318850994</text:p>
          </table:table-cell>
          <table:table-cell office:value-type="string" calcext:value-type="string">
            <text:p>task</text:p>
          </table:table-cell>
          <table:table-cell office:value-type="float" office:value="0.829" calcext:value-type="float">
            <text:p>0.8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29" calcext:value-type="float">
            <text:p>0.829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0.018" calcext:value-type="float">
            <text:p>0.018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45382151007652" calcext:value-type="float">
            <text:p>0.145382151007652</text:p>
          </table:table-cell>
          <table:table-cell office:value-type="float" office:value="0.0986462086439133" calcext:value-type="float">
            <text:p>0.098646208643913</text:p>
          </table:table-cell>
          <table:table-cell office:value-type="string" calcext:value-type="string">
            <text:p>task</text:p>
          </table:table-cell>
          <table:table-cell office:value-type="float" office:value="0.572" calcext:value-type="float">
            <text:p>0.57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72" calcext:value-type="float">
            <text:p>0.572</text:p>
          </table:table-cell>
          <table:table-cell office:value-type="float" office:value="6.399" calcext:value-type="float">
            <text:p>6.399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263373404741287" calcext:value-type="float">
            <text:p>0.263373404741287</text:p>
          </table:table-cell>
          <table:table-cell office:value-type="float" office:value="0.733576774597168" calcext:value-type="float">
            <text:p>0.733576774597168</text:p>
          </table:table-cell>
          <table:table-cell office:value-type="string" calcext:value-type="string">
            <text:p>task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582" calcext:value-type="float">
            <text:p>0.582</text:p>
          </table:table-cell>
          <table:table-cell table:number-columns-repeated="2" office:value-type="float" office:value="0.459" calcext:value-type="float">
            <text:p>0.459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42701973766089" calcext:value-type="float">
            <text:p>0.024270197376609</text:p>
          </table:table-cell>
          <table:table-cell office:value-type="float" office:value="0.26812481880188" calcext:value-type="float">
            <text:p>0.26812481880188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794" calcext:value-type="float">
            <text:p>0.79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199158370494843" calcext:value-type="float">
            <text:p>0.199158370494843</text:p>
          </table:table-cell>
          <table:table-cell office:value-type="float" office:value="0.275518536567688" calcext:value-type="float">
            <text:p>0.275518536567688</text:p>
          </table:table-cell>
          <table:table-cell office:value-type="string" calcext:value-type="string">
            <text:p>task</text:p>
          </table:table-cell>
          <table:table-cell office:value-type="float" office:value="0.882" calcext:value-type="float">
            <text:p>0.88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82" calcext:value-type="float">
            <text:p>0.882</text:p>
          </table:table-cell>
          <table:table-cell office:value-type="float" office:value="6.644" calcext:value-type="float">
            <text:p>6.644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338" calcext:value-type="float">
            <text:p>0.3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165628001093864" calcext:value-type="float">
            <text:p>0.165628001093864</text:p>
          </table:table-cell>
          <table:table-cell office:value-type="float" office:value="0.189570933580399" calcext:value-type="float">
            <text:p>0.189570933580399</text:p>
          </table:table-cell>
          <table:table-cell office:value-type="string" calcext:value-type="string">
            <text:p>task</text:p>
          </table:table-cell>
          <table:table-cell office:value-type="float" office:value="0.328" calcext:value-type="float">
            <text:p>0.3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28" calcext:value-type="float">
            <text:p>0.328</text:p>
          </table:table-cell>
          <table:table-cell office:value-type="float" office:value="6.565" calcext:value-type="float">
            <text:p>6.565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186641380190849" calcext:value-type="float">
            <text:p>0.186641380190849</text:p>
          </table:table-cell>
          <table:table-cell office:value-type="float" office:value="0.165380269289017" calcext:value-type="float">
            <text:p>0.165380269289017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.656" calcext:value-type="float">
            <text:p>0.656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45575076341629" calcext:value-type="float">
            <text:p>0.064557507634163</text:p>
          </table:table-cell>
          <table:table-cell office:value-type="float" office:value="0.194041967391968" calcext:value-type="float">
            <text:p>0.194041967391968</text:p>
          </table:table-cell>
          <table:table-cell office:value-type="string" calcext:value-type="string">
            <text:p>task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714" calcext:value-type="float">
            <text:p>0.7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76417212933302" calcext:value-type="float">
            <text:p>0.01764172129333</text:p>
          </table:table-cell>
          <table:table-cell office:value-type="float" office:value="0.043765302747488" calcext:value-type="float">
            <text:p>0.043765302747488</text:p>
          </table:table-cell>
          <table:table-cell office:value-type="string" calcext:value-type="string">
            <text:p>task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639" calcext:value-type="float">
            <text:p>0.63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66068356484175" calcext:value-type="float">
            <text:p>0.016606835648418</text:p>
          </table:table-cell>
          <table:table-cell office:value-type="float" office:value="0.0196451134979725" calcext:value-type="float">
            <text:p>0.019645113497973</text:p>
          </table:table-cell>
          <table:table-cell office:value-type="string" calcext:value-type="string">
            <text:p>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227758392691612" calcext:value-type="float">
            <text:p>0.227758392691612</text:p>
          </table:table-cell>
          <table:table-cell office:value-type="float" office:value="0.28856635093689" calcext:value-type="float">
            <text:p>0.28856635093689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.758" calcext:value-type="float">
            <text:p>0.758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5788703262806" calcext:value-type="float">
            <text:p>0.030578870326281</text:p>
          </table:table-cell>
          <table:table-cell office:value-type="float" office:value="0.20993372797966" calcext:value-type="float">
            <text:p>0.20993372797966</text:p>
          </table:table-cell>
          <table:table-cell office:value-type="string" calcext:value-type="string">
            <text:p>task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0.804" calcext:value-type="float">
            <text:p>0.804</text:p>
          </table:table-cell>
          <table:table-cell table:number-columns-repeated="2" office:value-type="float" office:value="0.386" calcext:value-type="float">
            <text:p>0.386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29616355896" calcext:value-type="float">
            <text:p>0.07529616355896</text:p>
          </table:table-cell>
          <table:table-cell office:value-type="float" office:value="0.181898802518845" calcext:value-type="float">
            <text:p>0.181898802518845</text:p>
          </table:table-cell>
          <table:table-cell office:value-type="string" calcext:value-type="string">
            <text:p>task</text:p>
          </table:table-cell>
          <table:table-cell office:value-type="float" office:value="0.102" calcext:value-type="float">
            <text:p>0.1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824" calcext:value-type="float">
            <text:p>0.824</text:p>
          </table:table-cell>
          <table:table-cell table:number-columns-repeated="2" office:value-type="float" office:value="0.381" calcext:value-type="float">
            <text:p>0.381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778114318847656" calcext:value-type="float">
            <text:p>0.778114318847656</text:p>
          </table:table-cell>
          <table:table-cell office:value-type="float" office:value="0.77148449420929" calcext:value-type="float">
            <text:p>0.77148449420929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0.962" calcext:value-type="float">
            <text:p>0.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0412235083058476" calcext:value-type="float">
            <text:p>0.004122350830585</text:p>
          </table:table-cell>
          <table:table-cell office:value-type="float" office:value="0.18449629843235" calcext:value-type="float">
            <text:p>0.18449629843235</text:p>
          </table:table-cell>
          <table:table-cell office:value-type="string" calcext:value-type="string">
            <text:p>task</text:p>
          </table:table-cell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9" calcext:value-type="float">
            <text:p>0.319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125072091817856" calcext:value-type="float">
            <text:p>0.125072091817856</text:p>
          </table:table-cell>
          <table:table-cell office:value-type="float" office:value="0.595243811607361" calcext:value-type="float">
            <text:p>0.595243811607361</text:p>
          </table:table-cell>
          <table:table-cell office:value-type="string" calcext:value-type="string">
            <text:p>task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" calcext:value-type="float">
            <text:p>0.06</text:p>
          </table:table-cell>
          <table:table-cell office:value-type="float" office:value="0.483" calcext:value-type="float">
            <text:p>0.483</text:p>
          </table:table-cell>
          <table:table-cell table:number-columns-repeated="2" office:value-type="float" office:value="0.499" calcext:value-type="float">
            <text:p>0.499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155292645096779" calcext:value-type="float">
            <text:p>0.155292645096779</text:p>
          </table:table-cell>
          <table:table-cell office:value-type="float" office:value="0.406064063310623" calcext:value-type="float">
            <text:p>0.406064063310623</text:p>
          </table:table-cell>
          <table:table-cell office:value-type="string" calcext:value-type="string">
            <text:p>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3" calcext:value-type="float">
            <text:p>0.563</text:p>
          </table:table-cell>
          <table:table-cell table:number-columns-repeated="2" office:value-type="float" office:value="0.466" calcext:value-type="float">
            <text:p>0.466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306166801601648" calcext:value-type="float">
            <text:p>0.030616680160165</text:p>
          </table:table-cell>
          <table:table-cell office:value-type="float" office:value="0.0313907228410244" calcext:value-type="float">
            <text:p>0.031390722841024</text:p>
          </table:table-cell>
          <table:table-cell office:value-type="string" calcext:value-type="string">
            <text:p>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628479942679405" calcext:value-type="float">
            <text:p>0.062847994267941</text:p>
          </table:table-cell>
          <table:table-cell office:value-type="float" office:value="0.667031526565552" calcext:value-type="float">
            <text:p>0.667031526565552</text:p>
          </table:table-cell>
          <table:table-cell office:value-type="string" calcext:value-type="string">
            <text:p>task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5" calcext:value-type="float">
            <text:p>0.075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347030572593212" calcext:value-type="float">
            <text:p>0.034703057259321</text:p>
          </table:table-cell>
          <table:table-cell office:value-type="float" office:value="0.450721591711044" calcext:value-type="float">
            <text:p>0.450721591711044</text:p>
          </table:table-cell>
          <table:table-cell office:value-type="string" calcext:value-type="string">
            <text:p>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347078591585159" calcext:value-type="float">
            <text:p>0.034707859158516</text:p>
          </table:table-cell>
          <table:table-cell office:value-type="float" office:value="0.450181782245636" calcext:value-type="float">
            <text:p>0.450181782245636</text:p>
          </table:table-cell>
          <table:table-cell office:value-type="string" calcext:value-type="string">
            <text:p>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23194451630115" calcext:value-type="float">
            <text:p>0.032319445163012</text:p>
          </table:table-cell>
          <table:table-cell office:value-type="float" office:value="0.569502413272858" calcext:value-type="float">
            <text:p>0.569502413272858</text:p>
          </table:table-cell>
          <table:table-cell office:value-type="string" calcext:value-type="string">
            <text:p>task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1" calcext:value-type="float">
            <text:p>0.041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0334499180317" calcext:value-type="float">
            <text:p>0.026033449918032</text:p>
          </table:table-cell>
          <table:table-cell office:value-type="float" office:value="0.584919333457947" calcext:value-type="float">
            <text:p>0.584919333457947</text:p>
          </table:table-cell>
          <table:table-cell office:value-type="string" calcext:value-type="string">
            <text:p>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714" calcext:value-type="float">
            <text:p>0.7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143924644216895" calcext:value-type="float">
            <text:p>0.01439246442169</text:p>
          </table:table-cell>
          <table:table-cell office:value-type="float" office:value="0.0140834171324968" calcext:value-type="float">
            <text:p>0.014083417132497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0920908749103546" calcext:value-type="float">
            <text:p>0.092090874910355</text:p>
          </table:table-cell>
          <table:table-cell office:value-type="float" office:value="0.289575487375259" calcext:value-type="float">
            <text:p>0.289575487375259</text:p>
          </table:table-cell>
          <table:table-cell office:value-type="string" calcext:value-type="string">
            <text:p>task</text:p>
          </table:table-cell>
          <table:table-cell office:value-type="float" office:value="0.613" calcext:value-type="float">
            <text:p>0.6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613" calcext:value-type="float">
            <text:p>0.613</text:p>
          </table:table-cell>
          <table:table-cell office:value-type="float" office:value="2.761" calcext:value-type="float">
            <text:p>2.76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194649815559387" calcext:value-type="float">
            <text:p>0.194649815559387</text:p>
          </table:table-cell>
          <table:table-cell office:value-type="float" office:value="0.576575398445129" calcext:value-type="float">
            <text:p>0.576575398445129</text:p>
          </table:table-cell>
          <table:table-cell office:value-type="string" calcext:value-type="string">
            <text:p>task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8" calcext:value-type="float">
            <text:p>0.48</text:p>
          </table:table-cell>
          <table:table-cell office:value-type="float" office:value="2.347" calcext:value-type="float">
            <text:p>2.34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53" calcext:value-type="float">
            <text:p>0.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538734376430512" calcext:value-type="float">
            <text:p>0.538734376430512</text:p>
          </table:table-cell>
          <table:table-cell office:value-type="float" office:value="0.563997447490692" calcext:value-type="float">
            <text:p>0.563997447490692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33" calcext:value-type="float">
            <text:p>0.533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1624208688736" calcext:value-type="float">
            <text:p>0.051624208688736</text:p>
          </table:table-cell>
          <table:table-cell office:value-type="float" office:value="0.0195262413471937" calcext:value-type="float">
            <text:p>0.019526241347194</text:p>
          </table:table-cell>
          <table:table-cell office:value-type="string" calcext:value-type="string">
            <text:p>valence_b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1.045" calcext:value-type="float">
            <text:p>1.04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44093155860901" calcext:value-type="float">
            <text:p>0.144093155860901</text:p>
          </table:table-cell>
          <table:table-cell office:value-type="float" office:value="0.154499754309654" calcext:value-type="float">
            <text:p>0.154499754309654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53878599405289" calcext:value-type="float">
            <text:p>0.153878599405289</text:p>
          </table:table-cell>
          <table:table-cell office:value-type="string" calcext:value-type="string">
            <text:p>valence_b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412" calcext:value-type="float">
            <text:p>0.412</text:p>
          </table:table-cell>
          <table:table-cell table:number-columns-repeated="2" office:value-type="float" office:value="0.532" calcext:value-type="float">
            <text:p>0.532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11854345757456" calcext:value-type="float">
            <text:p>1.1854345757456E-05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211" calcext:value-type="float">
            <text:p>0.211</text:p>
          </table:table-cell>
          <table:table-cell table:number-columns-repeated="2" office:value-type="float" office:value="0.653" calcext:value-type="float">
            <text:p>0.653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978887779638171" calcext:value-type="float">
            <text:p>0.000978887779638</text:p>
          </table:table-cell>
          <table:table-cell office:value-type="string" calcext:value-type="string">
            <text:p>valence_b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0.446" calcext:value-type="float">
            <text:p>0.446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140914369239908" calcext:value-type="float">
            <text:p>1.40914369239908E-06</text:p>
          </table:table-cell>
          <table:table-cell office:value-type="string" calcext:value-type="string">
            <text:p>valence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537" calcext:value-type="float">
            <text:p>0.5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129435993731022" calcext:value-type="float">
            <text:p>0.012943599373102</text:p>
          </table:table-cell>
          <table:table-cell office:value-type="string" calcext:value-type="string">
            <text:p>valence_b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429" calcext:value-type="float">
            <text:p>0.429</text:p>
          </table:table-cell>
          <table:table-cell table:number-columns-repeated="2" office:value-type="float" office:value="0.524" calcext:value-type="float">
            <text:p>0.524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110000277345534" calcext:value-type="float">
            <text:p>0.000110000277346</text:p>
          </table:table-cell>
          <table:table-cell office:value-type="string" calcext:value-type="string">
            <text:p>valence_b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418" calcext:value-type="float">
            <text:p>0.418</text:p>
          </table:table-cell>
          <table:table-cell table:number-columns-repeated="2" office:value-type="float" office:value="0.529" calcext:value-type="float">
            <text:p>0.529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0605381283094175" calcext:value-type="float">
            <text:p>6.05381283094175E-05</text:p>
          </table:table-cell>
          <table:table-cell office:value-type="string" calcext:value-type="string">
            <text:p>valence_b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328094631433487" calcext:value-type="float">
            <text:p>0.328094631433487</text:p>
          </table:table-cell>
          <table:table-cell office:value-type="float" office:value="0.269699841737747" calcext:value-type="float">
            <text:p>0.269699841737747</text:p>
          </table:table-cell>
          <table:table-cell office:value-type="string" calcext:value-type="string">
            <text:p>valence_b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89" calcext:value-type="float">
            <text:p>0.689</text:p>
          </table:table-cell>
          <table:table-cell table:number-columns-repeated="2" office:value-type="float" office:value="0.422" calcext:value-type="float">
            <text:p>0.42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56258121132851" calcext:value-type="float">
            <text:p>0.156258121132851</text:p>
          </table:table-cell>
          <table:table-cell office:value-type="float" office:value="0.150894492864609" calcext:value-type="float">
            <text:p>0.150894492864609</text:p>
          </table:table-cell>
          <table:table-cell office:value-type="string" calcext:value-type="string">
            <text:p>valence_b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455929160118103" calcext:value-type="float">
            <text:p>0.455929160118103</text:p>
          </table:table-cell>
          <table:table-cell office:value-type="float" office:value="0.637264490127564" calcext:value-type="float">
            <text:p>0.637264490127564</text:p>
          </table:table-cell>
          <table:table-cell office:value-type="string" calcext:value-type="string">
            <text:p>valence_b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1" calcext:value-type="float">
            <text:p>0.031</text:p>
          </table:table-cell>
          <table:table-cell office:value-type="float" office:value="0.859" calcext:value-type="float">
            <text:p>0.859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386389307677746" calcext:value-type="float">
            <text:p>0.038638930767775</text:p>
          </table:table-cell>
          <table:table-cell office:value-type="float" office:value="0.144754260778427" calcext:value-type="float">
            <text:p>0.144754260778427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.792" calcext:value-type="float">
            <text:p>0.79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848888605833054" calcext:value-type="float">
            <text:p>0.084888860583305</text:p>
          </table:table-cell>
          <table:table-cell office:value-type="float" office:value="0.0362483188509941" calcext:value-type="float">
            <text:p>0.036248318850994</text:p>
          </table:table-cell>
          <table:table-cell office:value-type="string" calcext:value-type="string">
            <text:p>valence_b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4" calcext:value-type="float">
            <text:p>0.054</text:p>
          </table:table-cell>
          <table:table-cell office:value-type="float" office:value="1.568" calcext:value-type="float">
            <text:p>1.568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45382151007652" calcext:value-type="float">
            <text:p>0.145382151007652</text:p>
          </table:table-cell>
          <table:table-cell office:value-type="float" office:value="0.0986462086439133" calcext:value-type="float">
            <text:p>0.098646208643913</text:p>
          </table:table-cell>
          <table:table-cell office:value-type="string" calcext:value-type="string">
            <text:p>valence_b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263373404741287" calcext:value-type="float">
            <text:p>0.263373404741287</text:p>
          </table:table-cell>
          <table:table-cell office:value-type="float" office:value="0.733576774597168" calcext:value-type="float">
            <text:p>0.733576774597168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972" calcext:value-type="float">
            <text:p>1.97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42701973766089" calcext:value-type="float">
            <text:p>0.024270197376609</text:p>
          </table:table-cell>
          <table:table-cell office:value-type="float" office:value="0.26812481880188" calcext:value-type="float">
            <text:p>0.26812481880188</text:p>
          </table:table-cell>
          <table:table-cell office:value-type="string" calcext:value-type="string">
            <text:p>valence_b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05" calcext:value-type="float">
            <text:p>0.105</text:p>
          </table:table-cell>
          <table:table-cell office:value-type="float" office:value="1.287" calcext:value-type="float">
            <text:p>1.287</text:p>
          </table:table-cell>
          <table:table-cell table:number-columns-repeated="2" office:value-type="float" office:value="0.277" calcext:value-type="float">
            <text:p>0.277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199158370494843" calcext:value-type="float">
            <text:p>0.199158370494843</text:p>
          </table:table-cell>
          <table:table-cell office:value-type="float" office:value="0.275518536567688" calcext:value-type="float">
            <text:p>0.275518536567688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165628001093864" calcext:value-type="float">
            <text:p>0.165628001093864</text:p>
          </table:table-cell>
          <table:table-cell office:value-type="float" office:value="0.189570933580399" calcext:value-type="float">
            <text:p>0.189570933580399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186641380190849" calcext:value-type="float">
            <text:p>0.186641380190849</text:p>
          </table:table-cell>
          <table:table-cell office:value-type="float" office:value="0.165380269289017" calcext:value-type="float">
            <text:p>0.165380269289017</text:p>
          </table:table-cell>
          <table:table-cell office:value-type="string" calcext:value-type="string">
            <text:p>valence_b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08" calcext:value-type="float">
            <text:p>0.108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45575076341629" calcext:value-type="float">
            <text:p>0.064557507634163</text:p>
          </table:table-cell>
          <table:table-cell office:value-type="float" office:value="0.194041967391968" calcext:value-type="float">
            <text:p>0.194041967391968</text:p>
          </table:table-cell>
          <table:table-cell office:value-type="string" calcext:value-type="string">
            <text:p>valence_b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 office:value-type="float" office:value="0.773" calcext:value-type="float">
            <text:p>0.773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76417212933302" calcext:value-type="float">
            <text:p>0.01764172129333</text:p>
          </table:table-cell>
          <table:table-cell office:value-type="float" office:value="0.043765302747488" calcext:value-type="float">
            <text:p>0.043765302747488</text:p>
          </table:table-cell>
          <table:table-cell office:value-type="string" calcext:value-type="string">
            <text:p>valence_b</text:p>
          </table:table-cell>
          <table:table-cell office:value-type="float" office:value="0.128" calcext:value-type="float">
            <text:p>0.1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28" calcext:value-type="float">
            <text:p>0.128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0.102" calcext:value-type="float">
            <text:p>0.102</text:p>
          </table:table-cell>
          <table:table-cell office:value-type="float" office:value="0.192" calcext:value-type="float">
            <text:p>0.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66068356484175" calcext:value-type="float">
            <text:p>0.016606835648418</text:p>
          </table:table-cell>
          <table:table-cell office:value-type="float" office:value="0.0196451134979725" calcext:value-type="float">
            <text:p>0.019645113497973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8" calcext:value-type="float">
            <text:p>0.068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227758392691612" calcext:value-type="float">
            <text:p>0.227758392691612</text:p>
          </table:table-cell>
          <table:table-cell office:value-type="float" office:value="0.28856635093689" calcext:value-type="float">
            <text:p>0.28856635093689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2.611" calcext:value-type="float">
            <text:p>2.61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5788703262806" calcext:value-type="float">
            <text:p>0.030578870326281</text:p>
          </table:table-cell>
          <table:table-cell office:value-type="float" office:value="0.20993372797966" calcext:value-type="float">
            <text:p>0.20993372797966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29616355896" calcext:value-type="float">
            <text:p>0.07529616355896</text:p>
          </table:table-cell>
          <table:table-cell office:value-type="float" office:value="0.181898802518845" calcext:value-type="float">
            <text:p>0.181898802518845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887" calcext:value-type="float">
            <text:p>0.887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778114318847656" calcext:value-type="float">
            <text:p>0.778114318847656</text:p>
          </table:table-cell>
          <table:table-cell office:value-type="float" office:value="0.77148449420929" calcext:value-type="float">
            <text:p>0.77148449420929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596" calcext:value-type="float">
            <text:p>0.5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0412235083058476" calcext:value-type="float">
            <text:p>0.004122350830585</text:p>
          </table:table-cell>
          <table:table-cell office:value-type="float" office:value="0.18449629843235" calcext:value-type="float">
            <text:p>0.18449629843235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125072091817856" calcext:value-type="float">
            <text:p>0.125072091817856</text:p>
          </table:table-cell>
          <table:table-cell office:value-type="float" office:value="0.595243811607361" calcext:value-type="float">
            <text:p>0.595243811607361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155292645096779" calcext:value-type="float">
            <text:p>0.155292645096779</text:p>
          </table:table-cell>
          <table:table-cell office:value-type="float" office:value="0.406064063310623" calcext:value-type="float">
            <text:p>0.406064063310623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306166801601648" calcext:value-type="float">
            <text:p>0.030616680160165</text:p>
          </table:table-cell>
          <table:table-cell office:value-type="float" office:value="0.0313907228410244" calcext:value-type="float">
            <text:p>0.031390722841024</text:p>
          </table:table-cell>
          <table:table-cell office:value-type="string" calcext:value-type="string">
            <text:p>valence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628479942679405" calcext:value-type="float">
            <text:p>0.062847994267941</text:p>
          </table:table-cell>
          <table:table-cell office:value-type="float" office:value="0.667031526565552" calcext:value-type="float">
            <text:p>0.667031526565552</text:p>
          </table:table-cell>
          <table:table-cell office:value-type="string" calcext:value-type="string">
            <text:p>valence_b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.509" calcext:value-type="float">
            <text:p>0.509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347030572593212" calcext:value-type="float">
            <text:p>0.034703057259321</text:p>
          </table:table-cell>
          <table:table-cell office:value-type="float" office:value="0.450721591711044" calcext:value-type="float">
            <text:p>0.450721591711044</text:p>
          </table:table-cell>
          <table:table-cell office:value-type="string" calcext:value-type="string">
            <text:p>valence_b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604" calcext:value-type="float">
            <text:p>0.604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347078591585159" calcext:value-type="float">
            <text:p>0.034707859158516</text:p>
          </table:table-cell>
          <table:table-cell office:value-type="float" office:value="0.450181782245636" calcext:value-type="float">
            <text:p>0.450181782245636</text:p>
          </table:table-cell>
          <table:table-cell office:value-type="string" calcext:value-type="string">
            <text:p>valence_b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607" calcext:value-type="float">
            <text:p>0.607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23194451630115" calcext:value-type="float">
            <text:p>0.032319445163012</text:p>
          </table:table-cell>
          <table:table-cell office:value-type="float" office:value="0.569502413272858" calcext:value-type="float">
            <text:p>0.569502413272858</text:p>
          </table:table-cell>
          <table:table-cell office:value-type="string" calcext:value-type="string">
            <text:p>valence_b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.528" calcext:value-type="float">
            <text:p>0.528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0334499180317" calcext:value-type="float">
            <text:p>0.026033449918032</text:p>
          </table:table-cell>
          <table:table-cell office:value-type="float" office:value="0.584919333457947" calcext:value-type="float">
            <text:p>0.584919333457947</text:p>
          </table:table-cell>
          <table:table-cell office:value-type="string" calcext:value-type="string">
            <text:p>valence_b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612" calcext:value-type="float">
            <text:p>0.612</text:p>
          </table:table-cell>
          <table:table-cell table:number-columns-repeated="2" office:value-type="float" office:value="0.448" calcext:value-type="float">
            <text:p>0.448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143924644216895" calcext:value-type="float">
            <text:p>0.01439246442169</text:p>
          </table:table-cell>
          <table:table-cell office:value-type="float" office:value="0.0140834171324968" calcext:value-type="float">
            <text:p>0.014083417132497</text:p>
          </table:table-cell>
          <table:table-cell office:value-type="string" calcext:value-type="string">
            <text:p>valence_b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1" calcext:value-type="float">
            <text:p>0.051</text:p>
          </table:table-cell>
          <table:table-cell office:value-type="float" office:value="1.888" calcext:value-type="float">
            <text:p>1.888</text:p>
          </table:table-cell>
          <table:table-cell table:number-columns-repeated="2" office:value-type="float" office:value="0.193" calcext:value-type="float">
            <text:p>0.193</text:p>
          </table:table-cell>
          <table:table-cell office:value-type="float" office:value="0.127" calcext:value-type="float">
            <text:p>0.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0920908749103546" calcext:value-type="float">
            <text:p>0.092090874910355</text:p>
          </table:table-cell>
          <table:table-cell office:value-type="float" office:value="0.289575487375259" calcext:value-type="float">
            <text:p>0.289575487375259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194649815559387" calcext:value-type="float">
            <text:p>0.194649815559387</text:p>
          </table:table-cell>
          <table:table-cell office:value-type="float" office:value="0.576575398445129" calcext:value-type="float">
            <text:p>0.576575398445129</text:p>
          </table:table-cell>
          <table:table-cell office:value-type="string" calcext:value-type="string">
            <text:p>valence_b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578" calcext:value-type="float">
            <text:p>0.578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538734376430512" calcext:value-type="float">
            <text:p>0.538734376430512</text:p>
          </table:table-cell>
          <table:table-cell office:value-type="float" office:value="0.563997447490692" calcext:value-type="float">
            <text:p>0.563997447490692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.821" calcext:value-type="float">
            <text:p>0.82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1624208688736" calcext:value-type="float">
            <text:p>0.051624208688736</text:p>
          </table:table-cell>
          <table:table-cell office:value-type="float" office:value="0.0195262413471937" calcext:value-type="float">
            <text:p>0.019526241347194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44093155860901" calcext:value-type="float">
            <text:p>0.144093155860901</text:p>
          </table:table-cell>
          <table:table-cell office:value-type="float" office:value="0.154499754309654" calcext:value-type="float">
            <text:p>0.154499754309654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749" calcext:value-type="float">
            <text:p>0.74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53878599405289" calcext:value-type="float">
            <text:p>0.153878599405289</text:p>
          </table:table-cell>
          <table:table-cell office:value-type="string" calcext:value-type="string">
            <text:p>valence_b * task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3" calcext:value-type="float">
            <text:p>0.063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11854345757456" calcext:value-type="float">
            <text:p>1.1854345757456E-05</text:p>
          </table:table-cell>
          <table:table-cell office:value-type="string" calcext:value-type="string">
            <text:p>valence_b * 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978887779638171" calcext:value-type="float">
            <text:p>0.000978887779638</text:p>
          </table:table-cell>
          <table:table-cell office:value-type="string" calcext:value-type="string">
            <text:p>valence_b * 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343" calcext:value-type="float">
            <text:p>0.343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140914369239908" calcext:value-type="float">
            <text:p>1.40914369239908E-06</text:p>
          </table:table-cell>
          <table:table-cell office:value-type="string" calcext:value-type="string">
            <text:p>valence_b * task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904" calcext:value-type="float">
            <text:p>0.904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129435993731022" calcext:value-type="float">
            <text:p>0.012943599373102</text:p>
          </table:table-cell>
          <table:table-cell office:value-type="string" calcext:value-type="string">
            <text:p>valence_b * task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822" calcext:value-type="float">
            <text:p>0.822</text:p>
          </table:table-cell>
          <table:table-cell table:number-columns-repeated="2" office:value-type="float" office:value="0.381" calcext:value-type="float">
            <text:p>0.381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110000277345534" calcext:value-type="float">
            <text:p>0.000110000277346</text:p>
          </table:table-cell>
          <table:table-cell office:value-type="string" calcext:value-type="string">
            <text:p>valence_b * task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2.304" calcext:value-type="float">
            <text:p>2.30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0605381283094175" calcext:value-type="float">
            <text:p>6.05381283094175E-05</text:p>
          </table:table-cell>
          <table:table-cell office:value-type="string" calcext:value-type="string">
            <text:p>valence_b * task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5" calcext:value-type="float">
            <text:p>0.055</text:p>
          </table:table-cell>
          <table:table-cell office:value-type="float" office:value="2.638" calcext:value-type="float">
            <text:p>2.638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328094631433487" calcext:value-type="float">
            <text:p>0.328094631433487</text:p>
          </table:table-cell>
          <table:table-cell office:value-type="float" office:value="0.269699841737747" calcext:value-type="float">
            <text:p>0.269699841737747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56258121132851" calcext:value-type="float">
            <text:p>0.156258121132851</text:p>
          </table:table-cell>
          <table:table-cell office:value-type="float" office:value="0.150894492864609" calcext:value-type="float">
            <text:p>0.150894492864609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843" calcext:value-type="float">
            <text:p>0.84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455929160118103" calcext:value-type="float">
            <text:p>0.455929160118103</text:p>
          </table:table-cell>
          <table:table-cell office:value-type="float" office:value="0.637264490127564" calcext:value-type="float">
            <text:p>0.637264490127564</text:p>
          </table:table-cell>
          <table:table-cell office:value-type="string" calcext:value-type="string">
            <text:p>valence_b * task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386389307677746" calcext:value-type="float">
            <text:p>0.038638930767775</text:p>
          </table:table-cell>
          <table:table-cell office:value-type="float" office:value="0.144754260778427" calcext:value-type="float">
            <text:p>0.144754260778427</text:p>
          </table:table-cell>
          <table:table-cell office:value-type="string" calcext:value-type="string">
            <text:p>valence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703" calcext:value-type="float">
            <text:p>0.70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848888605833054" calcext:value-type="float">
            <text:p>0.084888860583305</text:p>
          </table:table-cell>
          <table:table-cell office:value-type="float" office:value="0.0362483188509941" calcext:value-type="float">
            <text:p>0.036248318850994</text:p>
          </table:table-cell>
          <table:table-cell office:value-type="string" calcext:value-type="string">
            <text:p>valence_b * task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443" calcext:value-type="float">
            <text:p>1.443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45382151007652" calcext:value-type="float">
            <text:p>0.145382151007652</text:p>
          </table:table-cell>
          <table:table-cell office:value-type="float" office:value="0.0986462086439133" calcext:value-type="float">
            <text:p>0.098646208643913</text:p>
          </table:table-cell>
          <table:table-cell office:value-type="string" calcext:value-type="string">
            <text:p>valence_b * task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842" calcext:value-type="float">
            <text:p>0.842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263373404741287" calcext:value-type="float">
            <text:p>0.263373404741287</text:p>
          </table:table-cell>
          <table:table-cell office:value-type="float" office:value="0.733576774597168" calcext:value-type="float">
            <text:p>0.733576774597168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42701973766089" calcext:value-type="float">
            <text:p>0.024270197376609</text:p>
          </table:table-cell>
          <table:table-cell office:value-type="float" office:value="0.26812481880188" calcext:value-type="float">
            <text:p>0.26812481880188</text:p>
          </table:table-cell>
          <table:table-cell office:value-type="string" calcext:value-type="string">
            <text:p>valence_b * task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.486" calcext:value-type="float">
            <text:p>0.486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199158370494843" calcext:value-type="float">
            <text:p>0.199158370494843</text:p>
          </table:table-cell>
          <table:table-cell office:value-type="float" office:value="0.275518536567688" calcext:value-type="float">
            <text:p>0.275518536567688</text:p>
          </table:table-cell>
          <table:table-cell office:value-type="string" calcext:value-type="string">
            <text:p>valence_b * task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165628001093864" calcext:value-type="float">
            <text:p>0.165628001093864</text:p>
          </table:table-cell>
          <table:table-cell office:value-type="float" office:value="0.189570933580399" calcext:value-type="float">
            <text:p>0.189570933580399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186641380190849" calcext:value-type="float">
            <text:p>0.186641380190849</text:p>
          </table:table-cell>
          <table:table-cell office:value-type="float" office:value="0.165380269289017" calcext:value-type="float">
            <text:p>0.165380269289017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45575076341629" calcext:value-type="float">
            <text:p>0.064557507634163</text:p>
          </table:table-cell>
          <table:table-cell office:value-type="float" office:value="0.194041967391968" calcext:value-type="float">
            <text:p>0.194041967391968</text:p>
          </table:table-cell>
          <table:table-cell office:value-type="string" calcext:value-type="string">
            <text:p>valence_b * task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76417212933302" calcext:value-type="float">
            <text:p>0.01764172129333</text:p>
          </table:table-cell>
          <table:table-cell office:value-type="float" office:value="0.043765302747488" calcext:value-type="float">
            <text:p>0.043765302747488</text:p>
          </table:table-cell>
          <table:table-cell office:value-type="string" calcext:value-type="string">
            <text:p>valence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66068356484175" calcext:value-type="float">
            <text:p>0.016606835648418</text:p>
          </table:table-cell>
          <table:table-cell office:value-type="float" office:value="0.0196451134979725" calcext:value-type="float">
            <text:p>0.019645113497973</text:p>
          </table:table-cell>
          <table:table-cell office:value-type="string" calcext:value-type="string">
            <text:p>valence_b * 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227758392691612" calcext:value-type="float">
            <text:p>0.227758392691612</text:p>
          </table:table-cell>
          <table:table-cell office:value-type="float" office:value="0.28856635093689" calcext:value-type="float">
            <text:p>0.28856635093689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5788703262806" calcext:value-type="float">
            <text:p>0.030578870326281</text:p>
          </table:table-cell>
          <table:table-cell office:value-type="float" office:value="0.20993372797966" calcext:value-type="float">
            <text:p>0.20993372797966</text:p>
          </table:table-cell>
          <table:table-cell office:value-type="string" calcext:value-type="string">
            <text:p>valence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29616355896" calcext:value-type="float">
            <text:p>0.07529616355896</text:p>
          </table:table-cell>
          <table:table-cell office:value-type="float" office:value="0.181898802518845" calcext:value-type="float">
            <text:p>0.181898802518845</text:p>
          </table:table-cell>
          <table:table-cell office:value-type="string" calcext:value-type="string">
            <text:p>valence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778114318847656" calcext:value-type="float">
            <text:p>0.778114318847656</text:p>
          </table:table-cell>
          <table:table-cell office:value-type="float" office:value="0.77148449420929" calcext:value-type="float">
            <text:p>0.77148449420929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.552" calcext:value-type="float">
            <text:p>0.552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0412235083058476" calcext:value-type="float">
            <text:p>0.004122350830585</text:p>
          </table:table-cell>
          <table:table-cell office:value-type="float" office:value="0.18449629843235" calcext:value-type="float">
            <text:p>0.18449629843235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125072091817856" calcext:value-type="float">
            <text:p>0.125072091817856</text:p>
          </table:table-cell>
          <table:table-cell office:value-type="float" office:value="0.595243811607361" calcext:value-type="float">
            <text:p>0.595243811607361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155292645096779" calcext:value-type="float">
            <text:p>0.155292645096779</text:p>
          </table:table-cell>
          <table:table-cell office:value-type="float" office:value="0.406064063310623" calcext:value-type="float">
            <text:p>0.406064063310623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306166801601648" calcext:value-type="float">
            <text:p>0.030616680160165</text:p>
          </table:table-cell>
          <table:table-cell office:value-type="float" office:value="0.0313907228410244" calcext:value-type="float">
            <text:p>0.031390722841024</text:p>
          </table:table-cell>
          <table:table-cell office:value-type="string" calcext:value-type="string">
            <text:p>valence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628479942679405" calcext:value-type="float">
            <text:p>0.062847994267941</text:p>
          </table:table-cell>
          <table:table-cell office:value-type="float" office:value="0.667031526565552" calcext:value-type="float">
            <text:p>0.667031526565552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347030572593212" calcext:value-type="float">
            <text:p>0.034703057259321</text:p>
          </table:table-cell>
          <table:table-cell office:value-type="float" office:value="0.450721591711044" calcext:value-type="float">
            <text:p>0.450721591711044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347078591585159" calcext:value-type="float">
            <text:p>0.034707859158516</text:p>
          </table:table-cell>
          <table:table-cell office:value-type="float" office:value="0.450181782245636" calcext:value-type="float">
            <text:p>0.450181782245636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23194451630115" calcext:value-type="float">
            <text:p>0.032319445163012</text:p>
          </table:table-cell>
          <table:table-cell office:value-type="float" office:value="0.569502413272858" calcext:value-type="float">
            <text:p>0.569502413272858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0334499180317" calcext:value-type="float">
            <text:p>0.026033449918032</text:p>
          </table:table-cell>
          <table:table-cell office:value-type="float" office:value="0.584919333457947" calcext:value-type="float">
            <text:p>0.584919333457947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143924644216895" calcext:value-type="float">
            <text:p>0.01439246442169</text:p>
          </table:table-cell>
          <table:table-cell office:value-type="float" office:value="0.0140834171324968" calcext:value-type="float">
            <text:p>0.014083417132497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0920908749103546" calcext:value-type="float">
            <text:p>0.092090874910355</text:p>
          </table:table-cell>
          <table:table-cell office:value-type="float" office:value="0.289575487375259" calcext:value-type="float">
            <text:p>0.289575487375259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599" calcext:value-type="float">
            <text:p>0.599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194649815559387" calcext:value-type="float">
            <text:p>0.194649815559387</text:p>
          </table:table-cell>
          <table:table-cell office:value-type="float" office:value="0.576575398445129" calcext:value-type="float">
            <text:p>0.576575398445129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3" calcext:value-type="float">
            <text:p>0.61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valence-b" table:style-name="ta1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HRV_SDANN1</text:p>
          </table:table-cell>
          <table:table-cell table:style-name="ce1" office:value-type="float" office:value="0.00412235083058476" calcext:value-type="float">
            <text:p>0.004122350830585</text:p>
          </table:table-cell>
          <table:table-cell table:style-name="ce1" office:value-type="float" office:value="0.18449629843235" calcext:value-type="float">
            <text:p>0.18449629843235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36" calcext:value-type="float">
            <text:p>0.036</text:p>
          </table:table-cell>
          <table:table-cell table:number-columns-repeated="2" table:style-name="ce1" office:value-type="float" office:value="0.852" calcext:value-type="float">
            <text:p>0.852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20</text:p>
          </table:table-cell>
          <table:table-cell table:style-name="ce1" office:value-type="float" office:value="0.0143924644216895" calcext:value-type="float">
            <text:p>0.01439246442169</text:p>
          </table:table-cell>
          <table:table-cell table:style-name="ce1" office:value-type="float" office:value="0.0140834171324968" calcext:value-type="float">
            <text:p>0.014083417132497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51" calcext:value-type="float">
            <text:p>0.051</text:p>
          </table:table-cell>
          <table:table-cell table:style-name="ce1" office:value-type="float" office:value="1.888" calcext:value-type="float">
            <text:p>1.888</text:p>
          </table:table-cell>
          <table:table-cell table:number-columns-repeated="2" table:style-name="ce1" office:value-type="float" office:value="0.193" calcext:value-type="float">
            <text:p>0.193</text:p>
          </table:table-cell>
          <table:table-cell table:style-name="ce1" office:value-type="float" office:value="0.127" calcext:value-type="float">
            <text:p>0.12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kurt</text:p>
          </table:table-cell>
          <table:table-cell table:style-name="ce1" office:value-type="float" office:value="0.0166068356484175" calcext:value-type="float">
            <text:p>0.016606835648418</text:p>
          </table:table-cell>
          <table:table-cell table:style-name="ce1" office:value-type="float" office:value="0.0196451134979725" calcext:value-type="float">
            <text:p>0.019645113497973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0.068" calcext:value-type="float">
            <text:p>0.068</text:p>
          </table:table-cell>
          <table:table-cell table:number-columns-repeated="2" table:style-name="ce1" office:value-type="float" office:value="0.798" calcext:value-type="float">
            <text:p>0.798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skew</text:p>
          </table:table-cell>
          <table:table-cell table:style-name="ce1" office:value-type="float" office:value="0.0176417212933302" calcext:value-type="float">
            <text:p>0.01764172129333</text:p>
          </table:table-cell>
          <table:table-cell table:style-name="ce1" office:value-type="float" office:value="0.043765302747488" calcext:value-type="float">
            <text:p>0.04376530274748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28" calcext:value-type="float">
            <text:p>0.128</text:p>
          </table:table-cell>
          <table:table-cell table:style-name="ce1" office:value-type="float" office:value="3.09" calcext:value-type="float">
            <text:p>3.09</text:p>
          </table:table-cell>
          <table:table-cell table:number-columns-repeated="2" table:style-name="ce1" office:value-type="float" office:value="0.102" calcext:value-type="float">
            <text:p>0.102</text:p>
          </table:table-cell>
          <table:table-cell table:style-name="ce1" office:value-type="float" office:value="0.192" calcext:value-type="float">
            <text:p>0.19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median</text:p>
          </table:table-cell>
          <table:table-cell table:style-name="ce1" office:value-type="float" office:value="0.0242701973766089" calcext:value-type="float">
            <text:p>0.024270197376609</text:p>
          </table:table-cell>
          <table:table-cell table:style-name="ce1" office:value-type="float" office:value="0.26812481880188" calcext:value-type="float">
            <text:p>0.2681248188018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05" calcext:value-type="float">
            <text:p>0.105</text:p>
          </table:table-cell>
          <table:table-cell table:style-name="ce1" office:value-type="float" office:value="1.287" calcext:value-type="float">
            <text:p>1.287</text:p>
          </table:table-cell>
          <table:table-cell table:number-columns-repeated="2" table:style-name="ce1" office:value-type="float" office:value="0.277" calcext:value-type="float">
            <text:p>0.277</text:p>
          </table:table-cell>
          <table:table-cell table:style-name="ce1" office:value-type="float" office:value="0.09" calcext:value-type="float">
            <text:p>0.09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50</text:p>
          </table:table-cell>
          <table:table-cell table:style-name="ce1" office:value-type="float" office:value="0.0260334499180317" calcext:value-type="float">
            <text:p>0.026033449918032</text:p>
          </table:table-cell>
          <table:table-cell table:style-name="ce1" office:value-type="float" office:value="0.584919333457947" calcext:value-type="float">
            <text:p>0.584919333457947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12" calcext:value-type="float">
            <text:p>0.612</text:p>
          </table:table-cell>
          <table:table-cell table:number-columns-repeated="2" table:style-name="ce1" office:value-type="float" office:value="0.448" calcext:value-type="float">
            <text:p>0.448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neg_derivative</text:p>
          </table:table-cell>
          <table:table-cell table:style-name="ce1" office:value-type="float" office:value="0.0305788703262806" calcext:value-type="float">
            <text:p>0.030578870326281</text:p>
          </table:table-cell>
          <table:table-cell table:style-name="ce1" office:value-type="float" office:value="0.20993372797966" calcext:value-type="float">
            <text:p>0.2099337279796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97" calcext:value-type="float">
            <text:p>0.9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SDNNI2</text:p>
          </table:table-cell>
          <table:table-cell table:style-name="ce1" office:value-type="float" office:value="0.0306166801601648" calcext:value-type="float">
            <text:p>0.030616680160165</text:p>
          </table:table-cell>
          <table:table-cell table:style-name="ce1" office:value-type="float" office:value="0.0313907228410244" calcext:value-type="float">
            <text:p>0.031390722841024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458" calcext:value-type="float">
            <text:p>0.458</text:p>
          </table:table-cell>
          <table:table-cell table:number-columns-repeated="2" table:style-name="ce1" office:value-type="float" office:value="0.51" calcext:value-type="float">
            <text:p>0.51</text:p>
          </table:table-cell>
          <table:table-cell table:style-name="ce1" office:value-type="float" office:value="0.034" calcext:value-type="float">
            <text:p>0.03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IQRNN</text:p>
          </table:table-cell>
          <table:table-cell table:style-name="ce1" office:value-type="float" office:value="0.0323194451630115" calcext:value-type="float">
            <text:p>0.032319445163012</text:p>
          </table:table-cell>
          <table:table-cell table:style-name="ce1" office:value-type="float" office:value="0.569502413272858" calcext:value-type="float">
            <text:p>0.56950241327285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421" calcext:value-type="float">
            <text:p>0.421</text:p>
          </table:table-cell>
          <table:table-cell table:number-columns-repeated="2" table:style-name="ce1" office:value-type="float" office:value="0.528" calcext:value-type="float">
            <text:p>0.528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MadNN</text:p>
          </table:table-cell>
          <table:table-cell table:style-name="ce1" office:value-type="float" office:value="0.0347030572593212" calcext:value-type="float">
            <text:p>0.034703057259321</text:p>
          </table:table-cell>
          <table:table-cell table:style-name="ce1" office:value-type="float" office:value="0.450721591711044" calcext:value-type="float">
            <text:p>0.450721591711044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04" calcext:value-type="float">
            <text:p>0.604</text:p>
          </table:table-cell>
          <table:table-cell table:number-columns-repeated="2" table:style-name="ce1" office:value-type="float" office:value="0.451" calcext:value-type="float">
            <text:p>0.451</text:p>
          </table:table-cell>
          <table:table-cell table:style-name="ce1" office:value-type="float" office:value="0.044" calcext:value-type="float">
            <text:p>0.04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MCVNN</text:p>
          </table:table-cell>
          <table:table-cell table:style-name="ce1" office:value-type="float" office:value="0.0347078591585159" calcext:value-type="float">
            <text:p>0.034707859158516</text:p>
          </table:table-cell>
          <table:table-cell table:style-name="ce1" office:value-type="float" office:value="0.450181782245636" calcext:value-type="float">
            <text:p>0.45018178224563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07" calcext:value-type="float">
            <text:p>0.607</text:p>
          </table:table-cell>
          <table:table-cell table:number-columns-repeated="2" table:style-name="ce1" office:value-type="float" office:value="0.45" calcext:value-type="float">
            <text:p>0.45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kurt</text:p>
          </table:table-cell>
          <table:table-cell table:style-name="ce1" office:value-type="float" office:value="0.0386389307677746" calcext:value-type="float">
            <text:p>0.038638930767775</text:p>
          </table:table-cell>
          <table:table-cell table:style-name="ce1" office:value-type="float" office:value="0.144754260778427" calcext:value-type="float">
            <text:p>0.144754260778427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72" calcext:value-type="float">
            <text:p>0.072</text:p>
          </table:table-cell>
          <table:table-cell table:number-columns-repeated="2" table:style-name="ce1" office:value-type="float" office:value="0.792" calcext:value-type="float">
            <text:p>0.792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1624208688736" calcext:value-type="float">
            <text:p>0.051624208688736</text:p>
          </table:table-cell>
          <table:table-cell office:value-type="float" office:value="0.0195262413471937" calcext:value-type="float">
            <text:p>0.019526241347194</text:p>
          </table:table-cell>
          <table:table-cell office:value-type="string" calcext:value-type="string">
            <text:p>valence_b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1.045" calcext:value-type="float">
            <text:p>1.045</text:p>
          </table:table-cell>
          <table:table-cell table:number-columns-repeated="2" office:value-type="float" office:value="0.325" calcext:value-type="float">
            <text:p>0.325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628479942679405" calcext:value-type="float">
            <text:p>0.062847994267941</text:p>
          </table:table-cell>
          <table:table-cell office:value-type="float" office:value="0.667031526565552" calcext:value-type="float">
            <text:p>0.667031526565552</text:p>
          </table:table-cell>
          <table:table-cell office:value-type="string" calcext:value-type="string">
            <text:p>valence_b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462" calcext:value-type="float">
            <text:p>0.462</text:p>
          </table:table-cell>
          <table:table-cell table:number-columns-repeated="2" office:value-type="float" office:value="0.509" calcext:value-type="float">
            <text:p>0.509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45575076341629" calcext:value-type="float">
            <text:p>0.064557507634163</text:p>
          </table:table-cell>
          <table:table-cell office:value-type="float" office:value="0.194041967391968" calcext:value-type="float">
            <text:p>0.194041967391968</text:p>
          </table:table-cell>
          <table:table-cell office:value-type="string" calcext:value-type="string">
            <text:p>valence_b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 office:value-type="float" office:value="0.773" calcext:value-type="float">
            <text:p>0.773</text:p>
          </table:table-cell>
          <table:table-cell table:number-columns-repeated="2" office:value-type="float" office:value="0.395" calcext:value-type="float">
            <text:p>0.395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29616355896" calcext:value-type="float">
            <text:p>0.07529616355896</text:p>
          </table:table-cell>
          <table:table-cell office:value-type="float" office:value="0.181898802518845" calcext:value-type="float">
            <text:p>0.181898802518845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1" calcext:value-type="float">
            <text:p>0.021</text:p>
          </table:table-cell>
          <table:table-cell table:number-columns-repeated="2" office:value-type="float" office:value="0.887" calcext:value-type="float">
            <text:p>0.887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848888605833054" calcext:value-type="float">
            <text:p>0.084888860583305</text:p>
          </table:table-cell>
          <table:table-cell office:value-type="float" office:value="0.0362483188509941" calcext:value-type="float">
            <text:p>0.036248318850994</text:p>
          </table:table-cell>
          <table:table-cell office:value-type="string" calcext:value-type="string">
            <text:p>valence_b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4" calcext:value-type="float">
            <text:p>0.054</text:p>
          </table:table-cell>
          <table:table-cell office:value-type="float" office:value="1.568" calcext:value-type="float">
            <text:p>1.568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0920908749103546" calcext:value-type="float">
            <text:p>0.092090874910355</text:p>
          </table:table-cell>
          <table:table-cell office:value-type="float" office:value="0.289575487375259" calcext:value-type="float">
            <text:p>0.289575487375259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5" calcext:value-type="float">
            <text:p>0.155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125072091817856" calcext:value-type="float">
            <text:p>0.125072091817856</text:p>
          </table:table-cell>
          <table:table-cell office:value-type="float" office:value="0.595243811607361" calcext:value-type="float">
            <text:p>0.595243811607361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425" calcext:value-type="float">
            <text:p>0.425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44093155860901" calcext:value-type="float">
            <text:p>0.144093155860901</text:p>
          </table:table-cell>
          <table:table-cell office:value-type="float" office:value="0.154499754309654" calcext:value-type="float">
            <text:p>0.154499754309654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45382151007652" calcext:value-type="float">
            <text:p>0.145382151007652</text:p>
          </table:table-cell>
          <table:table-cell office:value-type="float" office:value="0.0986462086439133" calcext:value-type="float">
            <text:p>0.098646208643913</text:p>
          </table:table-cell>
          <table:table-cell office:value-type="string" calcext:value-type="string">
            <text:p>valence_b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1.002" calcext:value-type="float">
            <text:p>1.002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072" calcext:value-type="float">
            <text:p>0.07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155292645096779" calcext:value-type="float">
            <text:p>0.155292645096779</text:p>
          </table:table-cell>
          <table:table-cell office:value-type="float" office:value="0.406064063310623" calcext:value-type="float">
            <text:p>0.406064063310623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56258121132851" calcext:value-type="float">
            <text:p>0.156258121132851</text:p>
          </table:table-cell>
          <table:table-cell office:value-type="float" office:value="0.150894492864609" calcext:value-type="float">
            <text:p>0.150894492864609</text:p>
          </table:table-cell>
          <table:table-cell office:value-type="string" calcext:value-type="string">
            <text:p>valence_b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165628001093864" calcext:value-type="float">
            <text:p>0.165628001093864</text:p>
          </table:table-cell>
          <table:table-cell office:value-type="float" office:value="0.189570933580399" calcext:value-type="float">
            <text:p>0.189570933580399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7" calcext:value-type="float">
            <text:p>0.077</text:p>
          </table:table-cell>
          <table:table-cell table:number-columns-repeated="2" office:value-type="float" office:value="0.785" calcext:value-type="float">
            <text:p>0.785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186641380190849" calcext:value-type="float">
            <text:p>0.186641380190849</text:p>
          </table:table-cell>
          <table:table-cell office:value-type="float" office:value="0.165380269289017" calcext:value-type="float">
            <text:p>0.165380269289017</text:p>
          </table:table-cell>
          <table:table-cell office:value-type="string" calcext:value-type="string">
            <text:p>valence_b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08" calcext:value-type="float">
            <text:p>0.108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194649815559387" calcext:value-type="float">
            <text:p>0.194649815559387</text:p>
          </table:table-cell>
          <table:table-cell office:value-type="float" office:value="0.576575398445129" calcext:value-type="float">
            <text:p>0.576575398445129</text:p>
          </table:table-cell>
          <table:table-cell office:value-type="string" calcext:value-type="string">
            <text:p>valence_b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578" calcext:value-type="float">
            <text:p>0.578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199158370494843" calcext:value-type="float">
            <text:p>0.199158370494843</text:p>
          </table:table-cell>
          <table:table-cell office:value-type="float" office:value="0.275518536567688" calcext:value-type="float">
            <text:p>0.275518536567688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6" calcext:value-type="float">
            <text:p>0.096</text:p>
          </table:table-cell>
          <table:table-cell table:number-columns-repeated="2" office:value-type="float" office:value="0.762" calcext:value-type="float">
            <text:p>0.762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227758392691612" calcext:value-type="float">
            <text:p>0.227758392691612</text:p>
          </table:table-cell>
          <table:table-cell office:value-type="float" office:value="0.28856635093689" calcext:value-type="float">
            <text:p>0.28856635093689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2.611" calcext:value-type="float">
            <text:p>2.611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263373404741287" calcext:value-type="float">
            <text:p>0.263373404741287</text:p>
          </table:table-cell>
          <table:table-cell office:value-type="float" office:value="0.733576774597168" calcext:value-type="float">
            <text:p>0.733576774597168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972" calcext:value-type="float">
            <text:p>1.972</text:p>
          </table:table-cell>
          <table:table-cell table:number-columns-repeated="2" office:value-type="float" office:value="0.184" calcext:value-type="float">
            <text:p>0.184</text:p>
          </table:table-cell>
          <table:table-cell office:value-type="float" office:value="0.132" calcext:value-type="float">
            <text:p>0.13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328094631433487" calcext:value-type="float">
            <text:p>0.328094631433487</text:p>
          </table:table-cell>
          <table:table-cell office:value-type="float" office:value="0.269699841737747" calcext:value-type="float">
            <text:p>0.269699841737747</text:p>
          </table:table-cell>
          <table:table-cell office:value-type="string" calcext:value-type="string">
            <text:p>valence_b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89" calcext:value-type="float">
            <text:p>0.689</text:p>
          </table:table-cell>
          <table:table-cell table:number-columns-repeated="2" office:value-type="float" office:value="0.422" calcext:value-type="float">
            <text:p>0.42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455929160118103" calcext:value-type="float">
            <text:p>0.455929160118103</text:p>
          </table:table-cell>
          <table:table-cell office:value-type="float" office:value="0.637264490127564" calcext:value-type="float">
            <text:p>0.637264490127564</text:p>
          </table:table-cell>
          <table:table-cell office:value-type="string" calcext:value-type="string">
            <text:p>valence_b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1" calcext:value-type="float">
            <text:p>0.031</text:p>
          </table:table-cell>
          <table:table-cell office:value-type="float" office:value="0.859" calcext:value-type="float">
            <text:p>0.859</text:p>
          </table:table-cell>
          <table:table-cell table:number-columns-repeated="2" office:value-type="float" office:value="0.371" calcext:value-type="float">
            <text:p>0.371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538734376430512" calcext:value-type="float">
            <text:p>0.538734376430512</text:p>
          </table:table-cell>
          <table:table-cell office:value-type="float" office:value="0.563997447490692" calcext:value-type="float">
            <text:p>0.563997447490692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41" calcext:value-type="float">
            <text:p>0.41</text:p>
          </table:table-cell>
          <table:table-cell table:number-columns-repeated="2" office:value-type="float" office:value="0.533" calcext:value-type="float">
            <text:p>0.533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778114318847656" calcext:value-type="float">
            <text:p>0.778114318847656</text:p>
          </table:table-cell>
          <table:table-cell office:value-type="float" office:value="0.77148449420929" calcext:value-type="float">
            <text:p>0.77148449420929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596" calcext:value-type="float">
            <text:p>0.596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dn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53878599405289" calcext:value-type="float">
            <text:p>0.153878599405289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13" calcext:value-type="float">
            <text:p>0.013</text:p>
          </table:table-cell>
          <table:table-cell table:style-name="ce1" office:value-type="float" office:value="0.412" calcext:value-type="float">
            <text:p>0.412</text:p>
          </table:table-cell>
          <table:table-cell table:number-columns-repeated="2" table:style-name="ce1" office:value-type="float" office:value="0.532" calcext:value-type="float">
            <text:p>0.532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d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11854345757456" calcext:value-type="float">
            <text:p>1.1854345757456E-05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211" calcext:value-type="float">
            <text:p>0.211</text:p>
          </table:table-cell>
          <table:table-cell table:number-columns-repeated="2" table:style-name="ce1" office:value-type="float" office:value="0.653" calcext:value-type="float">
            <text:p>0.653</text:p>
          </table:table-cell>
          <table:table-cell table:style-name="ce1" office:value-type="float" office:value="0.016" calcext:value-type="float">
            <text:p>0.01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mss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978887779638171" calcext:value-type="float">
            <text:p>0.00097888777963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6" calcext:value-type="float">
            <text:p>0.026</text:p>
          </table:table-cell>
          <table:table-cell table:style-name="ce1" office:value-type="float" office:value="0.617" calcext:value-type="float">
            <text:p>0.617</text:p>
          </table:table-cell>
          <table:table-cell table:number-columns-repeated="2" table:style-name="ce1" office:value-type="float" office:value="0.446" calcext:value-type="float">
            <text:p>0.446</text:p>
          </table:table-cell>
          <table:table-cell table:style-name="ce1" office:value-type="float" office:value="0.045" calcext:value-type="float">
            <text:p>0.04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e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0140914369239908" calcext:value-type="float">
            <text:p>1.40914369239908E-0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402" calcext:value-type="float">
            <text:p>0.402</text:p>
          </table:table-cell>
          <table:table-cell table:number-columns-repeated="2" table:style-name="ce1" office:value-type="float" office:value="0.537" calcext:value-type="float">
            <text:p>0.537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edi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29435993731022" calcext:value-type="float">
            <text:p>0.012943599373102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0.429" calcext:value-type="float">
            <text:p>0.429</text:p>
          </table:table-cell>
          <table:table-cell table:number-columns-repeated="2" table:style-name="ce1" office:value-type="float" office:value="0.524" calcext:value-type="float">
            <text:p>0.524</text:p>
          </table:table-cell>
          <table:table-cell table:style-name="ce1" office:value-type="float" office:value="0.032" calcext:value-type="float">
            <text:p>0.03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a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10000277345534" calcext:value-type="float">
            <text:p>0.00011000027734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418" calcext:value-type="float">
            <text:p>0.418</text:p>
          </table:table-cell>
          <table:table-cell table:number-columns-repeated="2" table:style-name="ce1" office:value-type="float" office:value="0.529" calcext:value-type="float">
            <text:p>0.529</text:p>
          </table:table-cell>
          <table:table-cell table:style-name="ce1" office:value-type="float" office:value="0.031" calcext:value-type="float">
            <text:p>0.03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i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0605381283094175" calcext:value-type="float">
            <text:p>6.05381283094175E-05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.724" calcext:value-type="float">
            <text:p>0.72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</table:table>
      <table:table table:name="task" table:style-name="ta1">
        <table:table-column table:style-name="co9" table:number-columns-repeated="1024" table:default-cell-style-name="ce1"/>
        <table:table-row table:style-name="ro1">
          <table:table-cell table:style-name="ce2" office:value-type="string" calcext:value-type="string">
            <text:p>bpm</text:p>
          </table:table-cell>
          <table:table-cell table:style-name="ce2" office:value-type="float" office:value="0.144093155860901" calcext:value-type="float">
            <text:p>0.144093155860901</text:p>
          </table:table-cell>
          <table:table-cell table:style-name="ce2" office:value-type="float" office:value="0.154499754309654" calcext:value-type="float">
            <text:p>0.15449975430965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451" calcext:value-type="float">
            <text:p>0.4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451" calcext:value-type="float">
            <text:p>0.451</text:p>
          </table:table-cell>
          <table:table-cell table:style-name="ce2" office:value-type="float" office:value="6.343" calcext:value-type="float">
            <text:p>6.343</text:p>
          </table:table-cell>
          <table:table-cell table:number-columns-repeated="2" table:style-name="ce2" office:value-type="float" office:value="0.026" calcext:value-type="float">
            <text:p>0.026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HTI</text:p>
          </table:table-cell>
          <table:table-cell table:style-name="Default" office:value-type="float" office:value="0.0920908749103546" calcext:value-type="float">
            <text:p>0.092090874910355</text:p>
          </table:table-cell>
          <table:table-cell table:style-name="Default" office:value-type="float" office:value="0.289575487375259" calcext:value-type="float">
            <text:p>0.28957548737525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613" calcext:value-type="float">
            <text:p>0.6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613" calcext:value-type="float">
            <text:p>0.613</text:p>
          </table:table-cell>
          <table:table-cell table:style-name="Default" office:value-type="float" office:value="2.761" calcext:value-type="float">
            <text:p>2.761</text:p>
          </table:table-cell>
          <table:table-cell table:number-columns-repeated="2" table:style-name="Default" office:value-type="float" office:value="0.12" calcext:value-type="float">
            <text:p>0.12</text:p>
          </table:table-cell>
          <table:table-cell table:style-name="Default" office:value-type="float" office:value="0.175" calcext:value-type="float">
            <text:p>0.1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23194451630115" calcext:value-type="float">
            <text:p>0.032319445163012</text:p>
          </table:table-cell>
          <table:table-cell office:value-type="float" office:value="0.569502413272858" calcext:value-type="float">
            <text:p>0.569502413272858</text:p>
          </table:table-cell>
          <table:table-cell office:value-type="string" calcext:value-type="string">
            <text:p>task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1" calcext:value-type="float">
            <text:p>0.041</text:p>
          </table:table-cell>
          <table:table-cell office:value-type="float" office:value="0.258" calcext:value-type="float">
            <text:p>0.258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347030572593212" calcext:value-type="float">
            <text:p>0.034703057259321</text:p>
          </table:table-cell>
          <table:table-cell office:value-type="float" office:value="0.450721591711044" calcext:value-type="float">
            <text:p>0.450721591711044</text:p>
          </table:table-cell>
          <table:table-cell office:value-type="string" calcext:value-type="string">
            <text:p>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5" calcext:value-type="float">
            <text:p>0.215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538734376430512" calcext:value-type="float">
            <text:p>0.538734376430512</text:p>
          </table:table-cell>
          <table:table-cell table:style-name="Default" office:value-type="float" office:value="0.563997447490692" calcext:value-type="float">
            <text:p>0.56399744749069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18" calcext:value-type="float">
            <text:p>0.018</text:p>
          </table:table-cell>
          <table:table-cell table:style-name="Default" office:value-type="float" office:value="0.89" calcext:value-type="float">
            <text:p>0.89</text:p>
          </table:table-cell>
          <table:table-cell table:number-columns-repeated="2" table:style-name="Default" office:value-type="float" office:value="0.363" calcext:value-type="float">
            <text:p>0.363</text:p>
          </table:table-cell>
          <table:table-cell table:style-name="Default" office:value-type="float" office:value="0.064" calcext:value-type="float">
            <text:p>0.064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347078591585159" calcext:value-type="float">
            <text:p>0.034707859158516</text:p>
          </table:table-cell>
          <table:table-cell office:value-type="float" office:value="0.450181782245636" calcext:value-type="float">
            <text:p>0.450181782245636</text:p>
          </table:table-cell>
          <table:table-cell office:value-type="string" calcext:value-type="string">
            <text:p>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651" calcext:value-type="float">
            <text:p>0.651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MeanNN</text:p>
          </table:table-cell>
          <table:table-cell table:style-name="Default" office:value-type="float" office:value="0.07529616355896" calcext:value-type="float">
            <text:p>0.07529616355896</text:p>
          </table:table-cell>
          <table:table-cell table:style-name="Default" office:value-type="float" office:value="0.181898802518845" calcext:value-type="float">
            <text:p>0.181898802518845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102" calcext:value-type="float">
            <text:p>0.1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102" calcext:value-type="float">
            <text:p>0.102</text:p>
          </table:table-cell>
          <table:table-cell table:style-name="Default" office:value-type="float" office:value="0.824" calcext:value-type="float">
            <text:p>0.824</text:p>
          </table:table-cell>
          <table:table-cell table:number-columns-repeated="2" table:style-name="Default" office:value-type="float" office:value="0.381" calcext:value-type="float">
            <text:p>0.381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143924644216895" calcext:value-type="float">
            <text:p>0.01439246442169</text:p>
          </table:table-cell>
          <table:table-cell office:value-type="float" office:value="0.0140834171324968" calcext:value-type="float">
            <text:p>0.014083417132497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0334499180317" calcext:value-type="float">
            <text:p>0.026033449918032</text:p>
          </table:table-cell>
          <table:table-cell office:value-type="float" office:value="0.584919333457947" calcext:value-type="float">
            <text:p>0.584919333457947</text:p>
          </table:table-cell>
          <table:table-cell office:value-type="string" calcext:value-type="string">
            <text:p>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714" calcext:value-type="float">
            <text:p>0.714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0412235083058476" calcext:value-type="float">
            <text:p>0.004122350830585</text:p>
          </table:table-cell>
          <table:table-cell office:value-type="float" office:value="0.18449629843235" calcext:value-type="float">
            <text:p>0.18449629843235</text:p>
          </table:table-cell>
          <table:table-cell office:value-type="string" calcext:value-type="string">
            <text:p>task</text:p>
          </table:table-cell>
          <table:table-cell office:value-type="float" office:value="0.319" calcext:value-type="float">
            <text:p>0.3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9" calcext:value-type="float">
            <text:p>0.319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SDANN2</text:p>
          </table:table-cell>
          <table:table-cell table:style-name="Default" office:value-type="float" office:value="0.155292645096779" calcext:value-type="float">
            <text:p>0.155292645096779</text:p>
          </table:table-cell>
          <table:table-cell table:style-name="Default" office:value-type="float" office:value="0.406064063310623" calcext:value-type="float">
            <text:p>0.406064063310623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0.563" calcext:value-type="float">
            <text:p>0.563</text:p>
          </table:table-cell>
          <table:table-cell table:number-columns-repeated="2" table:style-name="Default" office:value-type="float" office:value="0.466" calcext:value-type="float">
            <text:p>0.466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SDANN5</text:p>
          </table:table-cell>
          <table:table-cell table:style-name="Default" office:value-type="float" office:value="0.0628479942679405" calcext:value-type="float">
            <text:p>0.062847994267941</text:p>
          </table:table-cell>
          <table:table-cell table:style-name="Default" office:value-type="float" office:value="0.667031526565552" calcext:value-type="float">
            <text:p>0.66703152656555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554" calcext:value-type="float">
            <text:p>0.554</text:p>
          </table:table-cell>
          <table:table-cell table:number-columns-repeated="2" table:style-name="Default" office:value-type="float" office:value="0.47" calcext:value-type="float">
            <text:p>0.47</text:p>
          </table:table-cell>
          <table:table-cell table:style-name="Default" office:value-type="float" office:value="0.041" calcext:value-type="float">
            <text:p>0.04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RV_SDNN</text:p>
          </table:table-cell>
          <table:table-cell table:style-name="Default" office:value-type="float" office:value="0.778114318847656" calcext:value-type="float">
            <text:p>0.778114318847656</text:p>
          </table:table-cell>
          <table:table-cell table:style-name="Default" office:value-type="float" office:value="0.77148449420929" calcext:value-type="float">
            <text:p>0.7714844942092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2" calcext:value-type="float">
            <text:p>0.002</text:p>
          </table:table-cell>
          <table:table-cell table:number-columns-repeated="2" table:style-name="Default" office:value-type="float" office:value="0.962" calcext:value-type="float">
            <text:p>0.9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HRV_SDNNI1</text:p>
          </table:table-cell>
          <table:table-cell table:style-name="Default" office:value-type="float" office:value="0.125072091817856" calcext:value-type="float">
            <text:p>0.125072091817856</text:p>
          </table:table-cell>
          <table:table-cell table:style-name="Default" office:value-type="float" office:value="0.595243811607361" calcext:value-type="float">
            <text:p>0.595243811607361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0.483" calcext:value-type="float">
            <text:p>0.483</text:p>
          </table:table-cell>
          <table:table-cell table:number-columns-repeated="2" table:style-name="Default" office:value-type="float" office:value="0.499" calcext:value-type="float">
            <text:p>0.499</text:p>
          </table:table-cell>
          <table:table-cell table:style-name="Default" office:value-type="float" office:value="0.036" calcext:value-type="float">
            <text:p>0.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306166801601648" calcext:value-type="float">
            <text:p>0.030616680160165</text:p>
          </table:table-cell>
          <table:table-cell office:value-type="float" office:value="0.0313907228410244" calcext:value-type="float">
            <text:p>0.031390722841024</text:p>
          </table:table-cell>
          <table:table-cell office:value-type="string" calcext:value-type="string">
            <text:p>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TINN</text:p>
          </table:table-cell>
          <table:table-cell table:style-name="Default" office:value-type="float" office:value="0.194649815559387" calcext:value-type="float">
            <text:p>0.194649815559387</text:p>
          </table:table-cell>
          <table:table-cell table:style-name="Default" office:value-type="float" office:value="0.576575398445129" calcext:value-type="float">
            <text:p>0.57657539844512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48" calcext:value-type="float">
            <text:p>0.48</text:p>
          </table:table-cell>
          <table:table-cell table:style-name="Default" office:value-type="float" office:value="2.347" calcext:value-type="float">
            <text:p>2.347</text:p>
          </table:table-cell>
          <table:table-cell table:number-columns-repeated="2" table:style-name="Default" office:value-type="float" office:value="0.15" calcext:value-type="float">
            <text:p>0.15</text:p>
          </table:table-cell>
          <table:table-cell table:style-name="Default" office:value-type="float" office:value="0.153" calcext:value-type="float">
            <text:p>0.1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ibi</text:p>
          </table:table-cell>
          <table:table-cell table:style-name="ce2" office:value-type="float" office:value="0.051624208688736" calcext:value-type="float">
            <text:p>0.051624208688736</text:p>
          </table:table-cell>
          <table:table-cell table:style-name="ce2" office:value-type="float" office:value="0.0195262413471937" calcext:value-type="float">
            <text:p>0.01952624134719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287" calcext:value-type="float">
            <text:p>1.28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287" calcext:value-type="float">
            <text:p>1.287</text:p>
          </table:table-cell>
          <table:table-cell table:style-name="ce2" office:value-type="float" office:value="9.827" calcext:value-type="float">
            <text:p>9.827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3" calcext:value-type="float">
            <text:p>0.43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386389307677746" calcext:value-type="float">
            <text:p>0.038638930767775</text:p>
          </table:table-cell>
          <table:table-cell office:value-type="float" office:value="0.144754260778427" calcext:value-type="float">
            <text:p>0.144754260778427</text:p>
          </table:table-cell>
          <table:table-cell office:value-type="string" calcext:value-type="string">
            <text:p>task</text:p>
          </table:table-cell>
          <table:table-cell office:value-type="float" office:value="0.831" calcext:value-type="float">
            <text:p>0.83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831" calcext:value-type="float">
            <text:p>0.831</text:p>
          </table:table-cell>
          <table:table-cell office:value-type="float" office:value="6.74" calcext:value-type="float">
            <text:p>6.74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110000277345534" calcext:value-type="float">
            <text:p>0.000110000277346</text:p>
          </table:table-cell>
          <table:table-cell office:value-type="string" calcext:value-type="string">
            <text:p>task</text:p>
          </table:table-cell>
          <table:table-cell office:value-type="float" office:value="0.216" calcext:value-type="float">
            <text:p>0.2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16" calcext:value-type="float">
            <text:p>0.216</text:p>
          </table:table-cell>
          <table:table-cell office:value-type="float" office:value="1.017" calcext:value-type="float">
            <text:p>1.017</text:p>
          </table:table-cell>
          <table:table-cell table:number-columns-repeated="2" office:value-type="float" office:value="0.332" calcext:value-type="float">
            <text:p>0.332</text:p>
          </table:table-cell>
          <table:table-cell office:value-type="float" office:value="0.073" calcext:value-type="float">
            <text:p>0.07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140914369239908" calcext:value-type="float">
            <text:p>1.40914369239908E-06</text:p>
          </table:table-cell>
          <table:table-cell office:value-type="string" calcext:value-type="string">
            <text:p>task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" calcext:value-type="float">
            <text:p>0.079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389" calcext:value-type="float">
            <text:p>0.389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129435993731022" calcext:value-type="float">
            <text:p>0.012943599373102</text:p>
          </table:table-cell>
          <table:table-cell office:value-type="string" calcext:value-type="string">
            <text:p>task</text:p>
          </table:table-cell>
          <table:table-cell office:value-type="float" office:value="0.544" calcext:value-type="float">
            <text:p>0.5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44" calcext:value-type="float">
            <text:p>0.544</text:p>
          </table:table-cell>
          <table:table-cell office:value-type="float" office:value="3.414" calcext:value-type="float">
            <text:p>3.414</text:p>
          </table:table-cell>
          <table:table-cell table:number-columns-repeated="2" office:value-type="float" office:value="0.088" calcext:value-type="float">
            <text:p>0.088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0605381283094175" calcext:value-type="float">
            <text:p>6.05381283094175E-05</text:p>
          </table:table-cell>
          <table:table-cell office:value-type="string" calcext:value-type="string">
            <text:p>task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23" calcext:value-type="float">
            <text:p>0.223</text:p>
          </table:table-cell>
          <table:table-cell office:value-type="float" office:value="1.077" calcext:value-type="float">
            <text:p>1.077</text:p>
          </table:table-cell>
          <table:table-cell table:number-columns-repeated="2" office:value-type="float" office:value="0.318" calcext:value-type="float">
            <text:p>0.318</text:p>
          </table:table-cell>
          <table:table-cell office:value-type="float" office:value="0.076" calcext:value-type="float">
            <text:p>0.0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neg_derivative</text:p>
          </table:table-cell>
          <table:table-cell table:style-name="ce2" office:value-type="float" office:value="0.145382151007652" calcext:value-type="float">
            <text:p>0.145382151007652</text:p>
          </table:table-cell>
          <table:table-cell table:style-name="ce2" office:value-type="float" office:value="0.0986462086439133" calcext:value-type="float">
            <text:p>0.098646208643913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572" calcext:value-type="float">
            <text:p>0.57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572" calcext:value-type="float">
            <text:p>0.572</text:p>
          </table:table-cell>
          <table:table-cell table:style-name="ce2" office:value-type="float" office:value="6.399" calcext:value-type="float">
            <text:p>6.399</text:p>
          </table:table-cell>
          <table:table-cell table:number-columns-repeated="2" table:style-name="ce2" office:value-type="float" office:value="0.025" calcext:value-type="float">
            <text:p>0.025</text:p>
          </table:table-cell>
          <table:table-cell table:style-name="ce2" office:value-type="float" office:value="0.33" calcext:value-type="float">
            <text:p>0.3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pos_derivative</text:p>
          </table:table-cell>
          <table:table-cell table:style-name="ce2" office:value-type="float" office:value="0.0848888605833054" calcext:value-type="float">
            <text:p>0.084888860583305</text:p>
          </table:table-cell>
          <table:table-cell table:style-name="ce2" office:value-type="float" office:value="0.0362483188509941" calcext:value-type="float">
            <text:p>0.03624831885099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829" calcext:value-type="float">
            <text:p>0.829</text:p>
          </table:table-cell>
          <table:table-cell table:style-name="ce2" office:value-type="float" office:value="7.3" calcext:value-type="float">
            <text:p>7.3</text:p>
          </table:table-cell>
          <table:table-cell table:number-columns-repeated="2" table:style-name="ce2" office:value-type="float" office:value="0.018" calcext:value-type="float">
            <text:p>0.018</text:p>
          </table:table-cell>
          <table:table-cell table:style-name="ce2" office:value-type="float" office:value="0.36" calcext:value-type="float">
            <text:p>0.3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skew</text:p>
          </table:table-cell>
          <table:table-cell table:style-name="ce2" office:value-type="float" office:value="0.455929160118103" calcext:value-type="float">
            <text:p>0.455929160118103</text:p>
          </table:table-cell>
          <table:table-cell table:style-name="ce2" office:value-type="float" office:value="0.637264490127564" calcext:value-type="float">
            <text:p>0.637264490127564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609" calcext:value-type="float">
            <text:p>0.6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609" calcext:value-type="float">
            <text:p>0.609</text:p>
          </table:table-cell>
          <table:table-cell table:style-name="ce2" office:value-type="float" office:value="6.032" calcext:value-type="float">
            <text:p>6.032</text:p>
          </table:table-cell>
          <table:table-cell table:number-columns-repeated="2" table:style-name="ce2" office:value-type="float" office:value="0.029" calcext:value-type="float">
            <text:p>0.029</text:p>
          </table:table-cell>
          <table:table-cell table:style-name="ce2" office:value-type="float" office:value="0.317" calcext:value-type="float">
            <text:p>0.317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std</text:p>
          </table:table-cell>
          <table:table-cell table:style-name="ce2" office:value-type="float" office:value="0.156258121132851" calcext:value-type="float">
            <text:p>0.156258121132851</text:p>
          </table:table-cell>
          <table:table-cell table:style-name="ce2" office:value-type="float" office:value="0.150894492864609" calcext:value-type="float">
            <text:p>0.15089449286460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093" calcext:value-type="float">
            <text:p>1.09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093" calcext:value-type="float">
            <text:p>1.093</text:p>
          </table:table-cell>
          <table:table-cell table:style-name="ce2" office:value-type="float" office:value="10.048" calcext:value-type="float">
            <text:p>10.048</text:p>
          </table:table-cell>
          <table:table-cell table:number-columns-repeated="2" table:style-name="ce2" office:value-type="float" office:value="0.007" calcext:value-type="float">
            <text:p>0.007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328094631433487" calcext:value-type="float">
            <text:p>0.328094631433487</text:p>
          </table:table-cell>
          <table:table-cell table:style-name="ce2" office:value-type="float" office:value="0.269699841737747" calcext:value-type="float">
            <text:p>0.269699841737747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158" calcext:value-type="float">
            <text:p>1.1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158" calcext:value-type="float">
            <text:p>1.158</text:p>
          </table:table-cell>
          <table:table-cell table:style-name="ce2" office:value-type="float" office:value="9.63" calcext:value-type="float">
            <text:p>9.63</text:p>
          </table:table-cell>
          <table:table-cell table:number-columns-repeated="2" table:style-name="ce2" office:value-type="float" office:value="0.008" calcext:value-type="float">
            <text:p>0.008</text:p>
          </table:table-cell>
          <table:table-cell table:style-name="ce2" office:value-type="float" office:value="0.426" calcext:value-type="float">
            <text:p>0.42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66068356484175" calcext:value-type="float">
            <text:p>0.016606835648418</text:p>
          </table:table-cell>
          <table:table-cell office:value-type="float" office:value="0.0196451134979725" calcext:value-type="float">
            <text:p>0.019645113497973</text:p>
          </table:table-cell>
          <table:table-cell office:value-type="string" calcext:value-type="string">
            <text:p>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661" calcext:value-type="float">
            <text:p>0.661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rate_max</text:p>
          </table:table-cell>
          <table:table-cell table:style-name="ce2" office:value-type="float" office:value="0.199158370494843" calcext:value-type="float">
            <text:p>0.199158370494843</text:p>
          </table:table-cell>
          <table:table-cell table:style-name="ce2" office:value-type="float" office:value="0.275518536567688" calcext:value-type="float">
            <text:p>0.275518536567688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882" calcext:value-type="float">
            <text:p>0.88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882" calcext:value-type="float">
            <text:p>0.882</text:p>
          </table:table-cell>
          <table:table-cell table:style-name="ce2" office:value-type="float" office:value="6.644" calcext:value-type="float">
            <text:p>6.644</text:p>
          </table:table-cell>
          <table:table-cell table:number-columns-repeated="2" table:style-name="ce2" office:value-type="float" office:value="0.023" calcext:value-type="float">
            <text:p>0.023</text:p>
          </table:table-cell>
          <table:table-cell table:style-name="ce2" office:value-type="float" office:value="0.338" calcext:value-type="float">
            <text:p>0.338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mean</text:p>
          </table:table-cell>
          <table:table-cell table:style-name="Default" office:value-type="float" office:value="0.263373404741287" calcext:value-type="float">
            <text:p>0.263373404741287</text:p>
          </table:table-cell>
          <table:table-cell table:style-name="Default" office:value-type="float" office:value="0.733576774597168" calcext:value-type="float">
            <text:p>0.73357677459716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0.582" calcext:value-type="float">
            <text:p>0.582</text:p>
          </table:table-cell>
          <table:table-cell table:number-columns-repeated="2" table:style-name="Default" office:value-type="float" office:value="0.459" calcext:value-type="float">
            <text:p>0.45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42701973766089" calcext:value-type="float">
            <text:p>0.024270197376609</text:p>
          </table:table-cell>
          <table:table-cell office:value-type="float" office:value="0.26812481880188" calcext:value-type="float">
            <text:p>0.26812481880188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1" calcext:value-type="float">
            <text:p>0.071</text:p>
          </table:table-cell>
          <table:table-cell table:number-columns-repeated="2" office:value-type="float" office:value="0.794" calcext:value-type="float">
            <text:p>0.794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rate_min</text:p>
          </table:table-cell>
          <table:table-cell table:style-name="ce2" office:value-type="float" office:value="0.165628001093864" calcext:value-type="float">
            <text:p>0.165628001093864</text:p>
          </table:table-cell>
          <table:table-cell table:style-name="ce2" office:value-type="float" office:value="0.189570933580399" calcext:value-type="float">
            <text:p>0.18957093358039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28" calcext:value-type="float">
            <text:p>0.328</text:p>
          </table:table-cell>
          <table:table-cell table:style-name="ce2" office:value-type="float" office:value="6.565" calcext:value-type="float">
            <text:p>6.565</text:p>
          </table:table-cell>
          <table:table-cell table:number-columns-repeated="2" table:style-name="ce2" office:value-type="float" office:value="0.024" calcext:value-type="float">
            <text:p>0.024</text:p>
          </table:table-cell>
          <table:table-cell table:style-name="ce2" office:value-type="float" office:value="0.336" calcext:value-type="float">
            <text:p>0.336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5788703262806" calcext:value-type="float">
            <text:p>0.030578870326281</text:p>
          </table:table-cell>
          <table:table-cell office:value-type="float" office:value="0.20993372797966" calcext:value-type="float">
            <text:p>0.20993372797966</text:p>
          </table:table-cell>
          <table:table-cell office:value-type="string" calcext:value-type="string">
            <text:p>task</text:p>
          </table:table-cell>
          <table:table-cell office:value-type="float" office:value="0.13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3" calcext:value-type="float">
            <text:p>0.13</text:p>
          </table:table-cell>
          <table:table-cell office:value-type="float" office:value="0.804" calcext:value-type="float">
            <text:p>0.804</text:p>
          </table:table-cell>
          <table:table-cell table:number-columns-repeated="2" office:value-type="float" office:value="0.386" calcext:value-type="float">
            <text:p>0.386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pos_derivative</text:p>
          </table:table-cell>
          <table:table-cell table:style-name="Default" office:value-type="float" office:value="0.227758392691612" calcext:value-type="float">
            <text:p>0.227758392691612</text:p>
          </table:table-cell>
          <table:table-cell table:style-name="Default" office:value-type="float" office:value="0.28856635093689" calcext:value-type="float">
            <text:p>0.2885663509368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99" calcext:value-type="float">
            <text:p>0.099</text:p>
          </table:table-cell>
          <table:table-cell table:number-columns-repeated="2" table:style-name="Default" office:value-type="float" office:value="0.758" calcext:value-type="float">
            <text:p>0.758</text:p>
          </table:table-cell>
          <table:table-cell table:style-name="Default" office:value-type="float" office:value="0.008" calcext:value-type="float">
            <text:p>0.0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76417212933302" calcext:value-type="float">
            <text:p>0.01764172129333</text:p>
          </table:table-cell>
          <table:table-cell office:value-type="float" office:value="0.043765302747488" calcext:value-type="float">
            <text:p>0.043765302747488</text:p>
          </table:table-cell>
          <table:table-cell office:value-type="string" calcext:value-type="string">
            <text:p>task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639" calcext:value-type="float">
            <text:p>0.63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ate_std</text:p>
          </table:table-cell>
          <table:table-cell table:style-name="Default" office:value-type="float" office:value="0.0645575076341629" calcext:value-type="float">
            <text:p>0.064557507634163</text:p>
          </table:table-cell>
          <table:table-cell table:style-name="Default" office:value-type="float" office:value="0.194041967391968" calcext:value-type="float">
            <text:p>0.19404196739196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 office:value-type="float" office:value="0.14" calcext:value-type="float">
            <text:p>0.14</text:p>
          </table:table-cell>
          <table:table-cell table:number-columns-repeated="2" table:style-name="Default" office:value-type="float" office:value="0.714" calcext:value-type="float">
            <text:p>0.714</text:p>
          </table:table-cell>
          <table:table-cell table:style-name="Default" office:value-type="float" office:value="0.011" calcext:value-type="float">
            <text:p>0.0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rate_var</text:p>
          </table:table-cell>
          <table:table-cell table:style-name="Default" office:value-type="float" office:value="0.186641380190849" calcext:value-type="float">
            <text:p>0.186641380190849</text:p>
          </table:table-cell>
          <table:table-cell table:style-name="Default" office:value-type="float" office:value="0.165380269289017" calcext:value-type="float">
            <text:p>0.165380269289017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208" calcext:value-type="float">
            <text:p>0.208</text:p>
          </table:table-cell>
          <table:table-cell table:number-columns-repeated="2" table:style-name="Default" office:value-type="float" office:value="0.656" calcext:value-type="float">
            <text:p>0.656</text:p>
          </table:table-cell>
          <table:table-cell table:style-name="Default" office:value-type="float" office:value="0.016" calcext:value-type="float">
            <text:p>0.016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978887779638171" calcext:value-type="float">
            <text:p>0.000978887779638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816" calcext:value-type="float">
            <text:p>0.8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11854345757456" calcext:value-type="float">
            <text:p>1.1854345757456E-05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53878599405289" calcext:value-type="float">
            <text:p>0.153878599405289</text:p>
          </table:table-cell>
          <table:table-cell office:value-type="string" calcext:value-type="string">
            <text:p>task</text:p>
          </table:table-cell>
          <table:table-cell office:value-type="float" office:value="0.324" calcext:value-type="float">
            <text:p>0.3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24" calcext:value-type="float">
            <text:p>0.324</text:p>
          </table:table-cell>
          <table:table-cell office:value-type="float" office:value="2.995" calcext:value-type="float">
            <text:p>2.995</text:p>
          </table:table-cell>
          <table:table-cell table:number-columns-repeated="2" office:value-type="float" office:value="0.107" calcext:value-type="float">
            <text:p>0.107</text:p>
          </table:table-cell>
          <table:table-cell office:value-type="float" office:value="0.187" calcext:value-type="float">
            <text:p>0.18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table table:name="valence-task" table:style-name="ta1">
        <table:table-column table:style-name="co9" table:number-columns-repeated="13" table:default-cell-style-name="Default"/>
        <table:table-row table:style-name="ro1">
          <table:table-cell office:value-type="string" calcext:value-type="string">
            <text:p>HRV_MadNN</text:p>
          </table:table-cell>
          <table:table-cell office:value-type="float" office:value="0.0347030572593212" calcext:value-type="float">
            <text:p>0.034703057259321</text:p>
          </table:table-cell>
          <table:table-cell office:value-type="float" office:value="0.450721591711044" calcext:value-type="float">
            <text:p>0.450721591711044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9" calcext:value-type="float">
            <text:p>0.9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0347078591585159" calcext:value-type="float">
            <text:p>0.034707859158516</text:p>
          </table:table-cell>
          <table:table-cell office:value-type="float" office:value="0.450181782245636" calcext:value-type="float">
            <text:p>0.450181782245636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8" calcext:value-type="float">
            <text:p>0.9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23194451630115" calcext:value-type="float">
            <text:p>0.032319445163012</text:p>
          </table:table-cell>
          <table:table-cell office:value-type="float" office:value="0.569502413272858" calcext:value-type="float">
            <text:p>0.569502413272858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260334499180317" calcext:value-type="float">
            <text:p>0.026033449918032</text:p>
          </table:table-cell>
          <table:table-cell office:value-type="float" office:value="0.584919333457947" calcext:value-type="float">
            <text:p>0.584919333457947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81" calcext:value-type="float">
            <text:p>0.9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1</text:p>
          </table:table-cell>
          <table:table-cell office:value-type="float" office:value="0.00412235083058476" calcext:value-type="float">
            <text:p>0.004122350830585</text:p>
          </table:table-cell>
          <table:table-cell office:value-type="float" office:value="0.18449629843235" calcext:value-type="float">
            <text:p>0.18449629843235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49" calcext:value-type="float">
            <text:p>0.9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5</text:p>
          </table:table-cell>
          <table:table-cell office:value-type="float" office:value="0.0628479942679405" calcext:value-type="float">
            <text:p>0.062847994267941</text:p>
          </table:table-cell>
          <table:table-cell office:value-type="float" office:value="0.667031526565552" calcext:value-type="float">
            <text:p>0.667031526565552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925" calcext:value-type="float">
            <text:p>0.925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1624208688736" calcext:value-type="float">
            <text:p>0.051624208688736</text:p>
          </table:table-cell>
          <table:table-cell office:value-type="float" office:value="0.0195262413471937" calcext:value-type="float">
            <text:p>0.019526241347194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909" calcext:value-type="float">
            <text:p>0.909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263373404741287" calcext:value-type="float">
            <text:p>0.263373404741287</text:p>
          </table:table-cell>
          <table:table-cell office:value-type="float" office:value="0.733576774597168" calcext:value-type="float">
            <text:p>0.733576774597168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871" calcext:value-type="float">
            <text:p>0.87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56258121132851" calcext:value-type="float">
            <text:p>0.156258121132851</text:p>
          </table:table-cell>
          <table:table-cell office:value-type="float" office:value="0.150894492864609" calcext:value-type="float">
            <text:p>0.150894492864609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1" calcext:value-type="float">
            <text:p>0.041</text:p>
          </table:table-cell>
          <table:table-cell table:number-columns-repeated="2" office:value-type="float" office:value="0.843" calcext:value-type="float">
            <text:p>0.84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227758392691612" calcext:value-type="float">
            <text:p>0.227758392691612</text:p>
          </table:table-cell>
          <table:table-cell office:value-type="float" office:value="0.28856635093689" calcext:value-type="float">
            <text:p>0.28856635093689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5" calcext:value-type="float">
            <text:p>0.045</text:p>
          </table:table-cell>
          <table:table-cell table:number-columns-repeated="2" office:value-type="float" office:value="0.835" calcext:value-type="float">
            <text:p>0.83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1</text:p>
          </table:table-cell>
          <table:table-cell office:value-type="float" office:value="0.125072091817856" calcext:value-type="float">
            <text:p>0.125072091817856</text:p>
          </table:table-cell>
          <table:table-cell office:value-type="float" office:value="0.595243811607361" calcext:value-type="float">
            <text:p>0.595243811607361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831" calcext:value-type="float">
            <text:p>0.83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538734376430512" calcext:value-type="float">
            <text:p>0.538734376430512</text:p>
          </table:table-cell>
          <table:table-cell office:value-type="float" office:value="0.563997447490692" calcext:value-type="float">
            <text:p>0.563997447490692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" calcext:value-type="float">
            <text:p>0.053</text:p>
          </table:table-cell>
          <table:table-cell table:number-columns-repeated="2" office:value-type="float" office:value="0.821" calcext:value-type="float">
            <text:p>0.821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ANN2</text:p>
          </table:table-cell>
          <table:table-cell office:value-type="float" office:value="0.155292645096779" calcext:value-type="float">
            <text:p>0.155292645096779</text:p>
          </table:table-cell>
          <table:table-cell office:value-type="float" office:value="0.406064063310623" calcext:value-type="float">
            <text:p>0.406064063310623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4" calcext:value-type="float">
            <text:p>0.064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328094631433487" calcext:value-type="float">
            <text:p>0.328094631433487</text:p>
          </table:table-cell>
          <table:table-cell office:value-type="float" office:value="0.269699841737747" calcext:value-type="float">
            <text:p>0.269699841737747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143924644216895" calcext:value-type="float">
            <text:p>0.01439246442169</text:p>
          </table:table-cell>
          <table:table-cell office:value-type="float" office:value="0.0140834171324968" calcext:value-type="float">
            <text:p>0.014083417132497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144093155860901" calcext:value-type="float">
            <text:p>0.144093155860901</text:p>
          </table:table-cell>
          <table:table-cell office:value-type="float" office:value="0.154499754309654" calcext:value-type="float">
            <text:p>0.154499754309654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06" calcext:value-type="float">
            <text:p>0.106</text:p>
          </table:table-cell>
          <table:table-cell table:number-columns-repeated="2" office:value-type="float" office:value="0.749" calcext:value-type="float">
            <text:p>0.749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186641380190849" calcext:value-type="float">
            <text:p>0.186641380190849</text:p>
          </table:table-cell>
          <table:table-cell office:value-type="float" office:value="0.165380269289017" calcext:value-type="float">
            <text:p>0.165380269289017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386389307677746" calcext:value-type="float">
            <text:p>0.038638930767775</text:p>
          </table:table-cell>
          <table:table-cell office:value-type="float" office:value="0.144754260778427" calcext:value-type="float">
            <text:p>0.144754260778427</text:p>
          </table:table-cell>
          <table:table-cell office:value-type="string" calcext:value-type="string">
            <text:p>valence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703" calcext:value-type="float">
            <text:p>0.70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166068356484175" calcext:value-type="float">
            <text:p>0.016606835648418</text:p>
          </table:table-cell>
          <table:table-cell office:value-type="float" office:value="0.0196451134979725" calcext:value-type="float">
            <text:p>0.019645113497973</text:p>
          </table:table-cell>
          <table:table-cell office:value-type="string" calcext:value-type="string">
            <text:p>valence_b * 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0305788703262806" calcext:value-type="float">
            <text:p>0.030578870326281</text:p>
          </table:table-cell>
          <table:table-cell office:value-type="float" office:value="0.20993372797966" calcext:value-type="float">
            <text:p>0.20993372797966</text:p>
          </table:table-cell>
          <table:table-cell office:value-type="string" calcext:value-type="string">
            <text:p>valence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675" calcext:value-type="float">
            <text:p>0.675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7529616355896" calcext:value-type="float">
            <text:p>0.07529616355896</text:p>
          </table:table-cell>
          <table:table-cell office:value-type="float" office:value="0.181898802518845" calcext:value-type="float">
            <text:p>0.181898802518845</text:p>
          </table:table-cell>
          <table:table-cell office:value-type="string" calcext:value-type="string">
            <text:p>valence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16" calcext:value-type="float">
            <text:p>0.216</text:p>
          </table:table-cell>
          <table:table-cell table:number-columns-repeated="2" office:value-type="float" office:value="0.65" calcext:value-type="float">
            <text:p>0.65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194649815559387" calcext:value-type="float">
            <text:p>0.194649815559387</text:p>
          </table:table-cell>
          <table:table-cell office:value-type="float" office:value="0.576575398445129" calcext:value-type="float">
            <text:p>0.576575398445129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3" calcext:value-type="float">
            <text:p>0.61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0920908749103546" calcext:value-type="float">
            <text:p>0.092090874910355</text:p>
          </table:table-cell>
          <table:table-cell office:value-type="float" office:value="0.289575487375259" calcext:value-type="float">
            <text:p>0.289575487375259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599" calcext:value-type="float">
            <text:p>0.599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455929160118103" calcext:value-type="float">
            <text:p>0.455929160118103</text:p>
          </table:table-cell>
          <table:table-cell office:value-type="float" office:value="0.637264490127564" calcext:value-type="float">
            <text:p>0.637264490127564</text:p>
          </table:table-cell>
          <table:table-cell office:value-type="string" calcext:value-type="string">
            <text:p>valence_b * task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297" calcext:value-type="float">
            <text:p>0.297</text:p>
          </table:table-cell>
          <table:table-cell table:number-columns-repeated="2" office:value-type="float" office:value="0.595" calcext:value-type="float">
            <text:p>0.595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0176417212933302" calcext:value-type="float">
            <text:p>0.01764172129333</text:p>
          </table:table-cell>
          <table:table-cell office:value-type="float" office:value="0.043765302747488" calcext:value-type="float">
            <text:p>0.043765302747488</text:p>
          </table:table-cell>
          <table:table-cell office:value-type="string" calcext:value-type="string">
            <text:p>valence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306" calcext:value-type="float">
            <text:p>0.306</text:p>
          </table:table-cell>
          <table:table-cell table:number-columns-repeated="2" office:value-type="float" office:value="0.589" calcext:value-type="float">
            <text:p>0.589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I2</text:p>
          </table:table-cell>
          <table:table-cell office:value-type="float" office:value="0.0306166801601648" calcext:value-type="float">
            <text:p>0.030616680160165</text:p>
          </table:table-cell>
          <table:table-cell office:value-type="float" office:value="0.0313907228410244" calcext:value-type="float">
            <text:p>0.031390722841024</text:p>
          </table:table-cell>
          <table:table-cell office:value-type="string" calcext:value-type="string">
            <text:p>valence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165628001093864" calcext:value-type="float">
            <text:p>0.165628001093864</text:p>
          </table:table-cell>
          <table:table-cell office:value-type="float" office:value="0.189570933580399" calcext:value-type="float">
            <text:p>0.189570933580399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4" calcext:value-type="float">
            <text:p>0.314</text:p>
          </table:table-cell>
          <table:table-cell table:number-columns-repeated="2" office:value-type="float" office:value="0.585" calcext:value-type="float">
            <text:p>0.585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778114318847656" calcext:value-type="float">
            <text:p>0.778114318847656</text:p>
          </table:table-cell>
          <table:table-cell office:value-type="float" office:value="0.77148449420929" calcext:value-type="float">
            <text:p>0.77148449420929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373" calcext:value-type="float">
            <text:p>0.373</text:p>
          </table:table-cell>
          <table:table-cell table:number-columns-repeated="2" office:value-type="float" office:value="0.552" calcext:value-type="float">
            <text:p>0.552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float" office:value="0.000011854345757456" calcext:value-type="float">
            <text:p>1.1854345757456E-05</text:p>
          </table:table-cell>
          <table:table-cell office:value-type="string" calcext:value-type="string">
            <text:p>valence_b * 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386" calcext:value-type="float">
            <text:p>0.386</text:p>
          </table:table-cell>
          <table:table-cell table:number-columns-repeated="2" office:value-type="float" office:value="0.545" calcext:value-type="float">
            <text:p>0.545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199158370494843" calcext:value-type="float">
            <text:p>0.199158370494843</text:p>
          </table:table-cell>
          <table:table-cell office:value-type="float" office:value="0.275518536567688" calcext:value-type="float">
            <text:p>0.275518536567688</text:p>
          </table:table-cell>
          <table:table-cell office:value-type="string" calcext:value-type="string">
            <text:p>valence_b * task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424" calcext:value-type="float">
            <text:p>0.424</text:p>
          </table:table-cell>
          <table:table-cell table:number-columns-repeated="2" office:value-type="float" office:value="0.526" calcext:value-type="float">
            <text:p>0.526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645575076341629" calcext:value-type="float">
            <text:p>0.064557507634163</text:p>
          </table:table-cell>
          <table:table-cell office:value-type="float" office:value="0.194041967391968" calcext:value-type="float">
            <text:p>0.194041967391968</text:p>
          </table:table-cell>
          <table:table-cell office:value-type="string" calcext:value-type="string">
            <text:p>valence_b * task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6" calcext:value-type="float">
            <text:p>0.016</text:p>
          </table:table-cell>
          <table:table-cell office:value-type="float" office:value="0.507" calcext:value-type="float">
            <text:p>0.507</text:p>
          </table:table-cell>
          <table:table-cell table:number-columns-repeated="2" office:value-type="float" office:value="0.489" calcext:value-type="float">
            <text:p>0.489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242701973766089" calcext:value-type="float">
            <text:p>0.024270197376609</text:p>
          </table:table-cell>
          <table:table-cell office:value-type="float" office:value="0.26812481880188" calcext:value-type="float">
            <text:p>0.26812481880188</text:p>
          </table:table-cell>
          <table:table-cell office:value-type="string" calcext:value-type="string">
            <text:p>valence_b * task</text:p>
          </table:table-cell>
          <table:table-cell office:value-type="float" office:value="0.043" calcext:value-type="float">
            <text:p>0.04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3" calcext:value-type="float">
            <text:p>0.043</text:p>
          </table:table-cell>
          <table:table-cell office:value-type="float" office:value="0.515" calcext:value-type="float">
            <text:p>0.515</text:p>
          </table:table-cell>
          <table:table-cell table:number-columns-repeated="2" office:value-type="float" office:value="0.486" calcext:value-type="float">
            <text:p>0.486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1" calcext:value-type="float">
            <text:p>1</text:p>
          </table:table-cell>
          <table:table-cell office:value-type="float" office:value="0.0129435993731022" calcext:value-type="float">
            <text:p>0.012943599373102</text:p>
          </table:table-cell>
          <table:table-cell office:value-type="string" calcext:value-type="string">
            <text:p>valence_b * task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822" calcext:value-type="float">
            <text:p>0.822</text:p>
          </table:table-cell>
          <table:table-cell table:number-columns-repeated="2" office:value-type="float" office:value="0.381" calcext:value-type="float">
            <text:p>0.381</text:p>
          </table:table-cell>
          <table:table-cell office:value-type="float" office:value="0.059" calcext:value-type="float">
            <text:p>0.0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45382151007652" calcext:value-type="float">
            <text:p>0.145382151007652</text:p>
          </table:table-cell>
          <table:table-cell office:value-type="float" office:value="0.0986462086439133" calcext:value-type="float">
            <text:p>0.098646208643913</text:p>
          </table:table-cell>
          <table:table-cell office:value-type="string" calcext:value-type="string">
            <text:p>valence_b * task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0.842" calcext:value-type="float">
            <text:p>0.842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061" calcext:value-type="float">
            <text:p>0.0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1" calcext:value-type="float">
            <text:p>1</text:p>
          </table:table-cell>
          <table:table-cell office:value-type="float" office:value="0.00000140914369239908" calcext:value-type="float">
            <text:p>1.40914369239908E-06</text:p>
          </table:table-cell>
          <table:table-cell office:value-type="string" calcext:value-type="string">
            <text:p>valence_b * task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904" calcext:value-type="float">
            <text:p>0.904</text:p>
          </table:table-cell>
          <table:table-cell table:number-columns-repeated="2" office:value-type="float" office:value="0.359" calcext:value-type="float">
            <text:p>0.359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1" calcext:value-type="float">
            <text:p>1</text:p>
          </table:table-cell>
          <table:table-cell office:value-type="float" office:value="0.000978887779638171" calcext:value-type="float">
            <text:p>0.000978887779638</text:p>
          </table:table-cell>
          <table:table-cell office:value-type="string" calcext:value-type="string">
            <text:p>valence_b * task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4" calcext:value-type="float">
            <text:p>0.034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343" calcext:value-type="float">
            <text:p>0.343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0848888605833054" calcext:value-type="float">
            <text:p>0.084888860583305</text:p>
          </table:table-cell>
          <table:table-cell office:value-type="float" office:value="0.0362483188509941" calcext:value-type="float">
            <text:p>0.036248318850994</text:p>
          </table:table-cell>
          <table:table-cell office:value-type="string" calcext:value-type="string">
            <text:p>valence_b * task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443" calcext:value-type="float">
            <text:p>1.443</text:p>
          </table:table-cell>
          <table:table-cell table:number-columns-repeated="2" office:value-type="float" office:value="0.251" calcext:value-type="float">
            <text:p>0.25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1" calcext:value-type="float">
            <text:p>1</text:p>
          </table:table-cell>
          <table:table-cell office:value-type="float" office:value="0.000110000277345534" calcext:value-type="float">
            <text:p>0.000110000277346</text:p>
          </table:table-cell>
          <table:table-cell office:value-type="string" calcext:value-type="string">
            <text:p>valence_b * task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2.304" calcext:value-type="float">
            <text:p>2.30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151" calcext:value-type="float">
            <text:p>0.1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1" calcext:value-type="float">
            <text:p>1</text:p>
          </table:table-cell>
          <table:table-cell office:value-type="float" office:value="0.153878599405289" calcext:value-type="float">
            <text:p>0.153878599405289</text:p>
          </table:table-cell>
          <table:table-cell office:value-type="string" calcext:value-type="string">
            <text:p>valence_b * task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3" calcext:value-type="float">
            <text:p>0.063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.142" calcext:value-type="float">
            <text:p>0.142</text:p>
          </table:table-cell>
          <table:table-cell office:value-type="float" office:value="0.158" calcext:value-type="float">
            <text:p>0.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1" calcext:value-type="float">
            <text:p>1</text:p>
          </table:table-cell>
          <table:table-cell office:value-type="float" office:value="0.0000605381283094175" calcext:value-type="float">
            <text:p>6.05381283094175E-05</text:p>
          </table:table-cell>
          <table:table-cell office:value-type="string" calcext:value-type="string">
            <text:p>valence_b * task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5" calcext:value-type="float">
            <text:p>0.055</text:p>
          </table:table-cell>
          <table:table-cell office:value-type="float" office:value="2.638" calcext:value-type="float">
            <text:p>2.638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tatistic_result_ppg_valence.A1:statistic_result_ppg_valence.M120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valence-b'.A1:'valence-b'.M40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ask.A1:task.M40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valence-task'.A1:'valence-task'.M40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3:29:10.717910417</dc:date>
    <meta:editing-duration>PT1H32M6S</meta:editing-duration>
    <meta:editing-cycles>2</meta:editing-cycles>
    <meta:generator>LibreOffice/6.4.3.2$Linux_X86_64 LibreOffice_project/747b5d0ebf89f41c860ec2a39efd7cb15b54f2d8</meta:generator>
    <meta:document-statistic meta:table-count="4" meta:cell-count="3120" meta:object-count="0"/>
  </office:meta>
</office:document-meta>
</file>